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2493614.8111111" calcext:value-type="float">
            <text:p><text:s/>32,493,615 <text:s/></text:p>
          </table:table-cell>
          <table:table-cell table:style-name="ce42" office:value-type="float" office:value="4184632.74111111" calcext:value-type="float">
            <text:p><text:s/>4,184,633 <text:s/></text:p>
          </table:table-cell>
          <table:table-cell table:style-name="ce42" office:value-type="float" office:value="24695845.6922222" calcext:value-type="float">
            <text:p><text:s/>24,695,846 <text:s/></text:p>
          </table:table-cell>
          <table:table-cell table:style-name="ce42" office:value-type="float" office:value="82792.3111111111" calcext:value-type="float">
            <text:p><text:s/>82,792 <text:s/></text:p>
          </table:table-cell>
          <table:table-cell table:style-name="ce42" office:value-type="float" office:value="3302823.06666667" calcext:value-type="float">
            <text:p><text:s/>3,302,8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521" calcext:value-type="float">
            <text:p><text:s/>227,5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4699.33333333333" calcext:value-type="float">
            <text:p><text:s/>4,6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99.33333333333" calcext:value-type="float">
            <text:p><text:s/>4,6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07572.201683291" calcext:value-type="float">
            <text:p><text:s/>407,572 <text:s/></text:p>
          </table:table-cell>
          <table:table-cell table:style-name="ce42" office:value-type="float" office:value="-49208.6422222222" calcext:value-type="float">
            <text:p><text:s/>-49,209 <text:s/></text:p>
          </table:table-cell>
          <table:table-cell table:style-name="ce42" office:value-type="float" office:value="426257.963799005" calcext:value-type="float">
            <text:p><text:s/>426,2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299.6578842856" calcext:value-type="float">
            <text:p><text:s/>44,30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3776.7777777778" calcext:value-type="float">
            <text:p><text:s/>-13,7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2081343.2760945" calcext:value-type="float">
            <text:p><text:s/>32,081,343 <text:s/></text:p>
          </table:table-cell>
          <table:table-cell table:style-name="ce43" office:value-type="float" office:value="4233841.38333333" calcext:value-type="float">
            <text:p><text:s/>4,233,841 <text:s/></text:p>
          </table:table-cell>
          <table:table-cell table:style-name="ce43" office:value-type="float" office:value="24269587.7284232" calcext:value-type="float">
            <text:p><text:s/>24,269,588 <text:s/></text:p>
          </table:table-cell>
          <table:table-cell table:style-name="ce43" office:value-type="float" office:value="82792.3111111111" calcext:value-type="float">
            <text:p><text:s/>82,792 <text:s/></text:p>
          </table:table-cell>
          <table:table-cell table:style-name="ce43" office:value-type="float" office:value="3258523.40878238" calcext:value-type="float">
            <text:p><text:s/>3,258,52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36598.444444444" calcext:value-type="float">
            <text:p><text:s/>236,59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77111.851799999" calcext:value-type="float">
            <text:p><text:s/>177,112 <text:s/></text:p>
          </table:table-cell>
          <table:table-cell table:style-name="ce43" office:value-type="float" office:value="450443.906666667" calcext:value-type="float">
            <text:p><text:s/>450,444 <text:s/></text:p>
          </table:table-cell>
          <table:table-cell table:style-name="ce43" office:value-type="float" office:value="-198463.497777778" calcext:value-type="float">
            <text:p><text:s/>-198,46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-74868.557088889" calcext:value-type="float">
            <text:p><text:s/>-74,86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0841888.5101837" calcext:value-type="float">
            <text:p><text:s/>30,841,889 <text:s/></text:p>
          </table:table-cell>
          <table:table-cell table:style-name="ce42" office:value-type="float" office:value="3783397.47666667" calcext:value-type="float">
            <text:p><text:s/>3,783,397 <text:s/></text:p>
          </table:table-cell>
          <table:table-cell table:style-name="ce42" office:value-type="float" office:value="20144119.5541902" calcext:value-type="float">
            <text:p><text:s/>20,144,1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58523.40878238" calcext:value-type="float">
            <text:p><text:s/>3,258,5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10727.02054444" calcext:value-type="float">
            <text:p><text:s/>3,010,7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407047.81222222" calcext:value-type="float">
            <text:p><text:s/>4,407,048 <text:s/></text:p>
          </table:table-cell>
          <table:table-cell table:style-name="ce42" office:value-type="float" office:value="3783397.47666667" calcext:value-type="float">
            <text:p><text:s/>3,783,397 <text:s/></text:p>
          </table:table-cell>
          <table:table-cell table:style-name="ce42" office:value-type="float" office:value="623650.335555556" calcext:value-type="float">
            <text:p><text:s/>623,6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011582.97966667" calcext:value-type="float">
            <text:p><text:s/>4,011,5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0855.95912222" calcext:value-type="float">
            <text:p><text:s/>1,000,8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10727.02054444" calcext:value-type="float">
            <text:p><text:s/>3,010,7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6632729.1305389" calcext:value-type="float">
            <text:p><text:s/>16,632,7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590701.7217566" calcext:value-type="float">
            <text:p><text:s/>13,590,7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2027.40878238" calcext:value-type="float">
            <text:p><text:s/>3,042,0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11134.08" calcext:value-type="float">
            <text:p><text:s/>211,1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1134.08" calcext:value-type="float">
            <text:p><text:s/>211,1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5579394.50775584" calcext:value-type="float">
            <text:p><text:s/>5,579,39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717777.45775584" calcext:value-type="float">
            <text:p><text:s/>4,717,77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16496" calcext:value-type="float">
            <text:p><text:s/>216,49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767249.91577778" calcext:value-type="float">
            <text:p><text:s/>5,767,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71616.11111111" calcext:value-type="float">
            <text:p><text:s/>3,371,6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767249.91577778" calcext:value-type="float">
            <text:p><text:s/>5,767,2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71616.11111111" calcext:value-type="float">
            <text:p><text:s/>3,371,6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924877.683333333" calcext:value-type="float">
            <text:p><text:s/>924,87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433103.766666667" calcext:value-type="float">
            <text:p><text:s/>433,10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91773.916666667" calcext:value-type="float">
            <text:p><text:s/>491,77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6080.55108888889" calcext:value-type="float">
            <text:p><text:s/>6,08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2416.22375555556" calcext:value-type="float">
            <text:p><text:s/>2,41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898634.59546638" calcext:value-type="float">
            <text:p><text:s/>5,898,63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23931.67201082" calcext:value-type="float">
            <text:p><text:s/>4,323,932 <text:s/></text:p>
          </table:table-cell>
          <table:table-cell table:style-name="ce44" office:value-type="float" office:value="82792.3111111111" calcext:value-type="float">
            <text:p><text:s/>82,79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69939.868344444" calcext:value-type="float">
            <text:p><text:s/>669,94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638162.18435527" calcext:value-type="float">
            <text:p><text:s/>5,638,16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4323931.67201082" calcext:value-type="float">
            <text:p><text:s/>4,323,932 <text:s/></text:p>
          </table:table-cell>
          <table:table-cell table:style-name="ce44" office:value-type="float" office:value="43192.4555555556" calcext:value-type="float">
            <text:p><text:s/>43,19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49067.312788889" calcext:value-type="float">
            <text:p><text:s/>449,067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638162.18435527" calcext:value-type="float">
            <text:p><text:s/>5,638,1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23931.67201082" calcext:value-type="float">
            <text:p><text:s/>4,323,932 <text:s/></text:p>
          </table:table-cell>
          <table:table-cell table:style-name="ce42" office:value-type="float" office:value="43192.4555555556" calcext:value-type="float">
            <text:p><text:s/>43,1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9067.312788889" calcext:value-type="float">
            <text:p><text:s/>449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64433.4892570382" calcext:value-type="float">
            <text:p><text:s/>64,4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433.4892570382" calcext:value-type="float">
            <text:p><text:s/>64,4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19697.269007132" calcext:value-type="float">
            <text:p><text:s/>319,6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9697.269007132" calcext:value-type="float">
            <text:p><text:s/>319,6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363437.02445608" calcext:value-type="float">
            <text:p><text:s/>2,363,4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3437.02445608" calcext:value-type="float">
            <text:p><text:s/>2,363,4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618061.77746405" calcext:value-type="float">
            <text:p><text:s/>1,618,0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8061.77746405" calcext:value-type="float">
            <text:p><text:s/>1,618,0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9500.5866666667" calcext:value-type="float">
            <text:p>( 19,50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9500.5866666667" calcext:value-type="float">
            <text:p>( 19,50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598561.19079738" calcext:value-type="float">
            <text:p>( 1,598,56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98561.19079738" calcext:value-type="float">
            <text:p>( 1,598,56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42939.742342817" calcext:value-type="float">
            <text:p><text:s/>442,9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2939.742342817" calcext:value-type="float">
            <text:p><text:s/>442,94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302435.504649218" calcext:value-type="float">
            <text:p><text:s/>302,4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2435.504649218" calcext:value-type="float">
            <text:p><text:s/>302,4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557670.32888889" calcext:value-type="float">
            <text:p><text:s/>1,557,6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7670.32888889" calcext:value-type="float">
            <text:p><text:s/>1,557,6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57670.32888889" calcext:value-type="float">
            <text:p><text:s/>1,557,6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57670.32888889" calcext:value-type="float">
            <text:p><text:s/>1,557,67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14230.51234444" calcext:value-type="float">
            <text:p><text:s/>1,314,2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192.4555555556" calcext:value-type="float">
            <text:p><text:s/>43,1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9067.312788889" calcext:value-type="float">
            <text:p><text:s/>449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314230.51234444" calcext:value-type="float">
            <text:p><text:s/>1,314,2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192.4555555556" calcext:value-type="float">
            <text:p><text:s/>43,1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9067.312788889" calcext:value-type="float">
            <text:p><text:s/>449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8693.5604016821" calcext:value-type="float">
            <text:p><text:s/>18,6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93.5604016821" calcext:value-type="float">
            <text:p><text:s/>18,6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60472.411111111" calcext:value-type="float">
            <text:p><text:s/>260,4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99.8555555556" calcext:value-type="float">
            <text:p><text:s/>39,6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872.555555556" calcext:value-type="float">
            <text:p><text:s/>220,8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60472.411111111" calcext:value-type="float">
            <text:p><text:s/>260,4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599.8555555556" calcext:value-type="float">
            <text:p><text:s/>39,6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0872.555555556" calcext:value-type="float">
            <text:p><text:s/>220,8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5118093.216214" calcext:value-type="float">
            <text:p><text:s/>95,118,0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580687.0827666" calcext:value-type="float">
            <text:p><text:s/>78,580,6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37406.1334474" calcext:value-type="float">
            <text:p><text:s/>16,537,4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1158172.273" calcext:value-type="float">
            <text:p><text:s/>71,158,17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127426.1395526" calcext:value-type="float">
            <text:p><text:s/>58,127,4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30746.1334474" calcext:value-type="float">
            <text:p><text:s/>13,030,7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645556.920526" calcext:value-type="float">
            <text:p><text:s/>645,5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5556.920526" calcext:value-type="float">
            <text:p><text:s/>645,5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314364.022688" calcext:value-type="float">
            <text:p><text:s/>23,314,3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807704.022688" calcext:value-type="float">
            <text:p><text:s/>19,807,7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6660" calcext:value-type="float">
            <text:p><text:s/>3,506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94207.477637" calcext:value-type="float">
            <text:p><text:s/>294,2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4207.477637" calcext:value-type="float">
            <text:p><text:s/>294,2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94207.477637" calcext:value-type="float">
            <text:p><text:s/>294,20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94207.477637" calcext:value-type="float">
            <text:p><text:s/>294,20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40627" calcext:value-type="float">
            <text:p><text:s/>40,627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941086.2758342" calcext:value-type="float">
            <text:p><text:s/>54,941,086 <text:s/></text:p>
          </table:table-cell>
          <table:table-cell table:style-name="ce42" office:value-type="float" office:value="44308525" calcext:value-type="float">
            <text:p><text:s/>44,308,5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7784.66865" calcext:value-type="float">
            <text:p><text:s/>1,247,7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00985.42809364" calcext:value-type="float">
            <text:p><text:s/>4,900,98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1124.87614" calcext:value-type="float">
            <text:p><text:s/>531,12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86272.4" calcext:value-type="float">
            <text:p><text:s/>2,886,2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49219.55555556" calcext:value-type="float">
            <text:p><text:s/>1,849,2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4636.64374111" calcext:value-type="float">
            <text:p><text:s/>374,637 <text:s/></text:p>
          </table:table-cell>
          <table:table-cell table:style-name="ce42" office:value-type="float" office:value="163278" calcext:value-type="float">
            <text:p><text:s/>163,2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680.3548522221" calcext:value-type="float">
            <text:p><text:s/>32,6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4970599.2484438" calcext:value-type="float">
            <text:p><text:s/>44,970,599 <text:s/></text:p>
          </table:table-cell>
          <table:table-cell table:style-name="ce43" office:value-type="float" office:value="44185874" calcext:value-type="float">
            <text:p><text:s/>44,185,87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83979.437657778" calcext:value-type="float">
            <text:p><text:s/>683,97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65710.32952222" calcext:value-type="float">
            <text:p><text:s/>3,765,7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07.4073" calcext:value-type="float">
            <text:p><text:s/>4,00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076936" calcext:value-type="float">
            <text:p><text:s/>-0 <text:s/></text:p>
          </table:table-cell>
          <table:table-cell table:style-name="ce43" office:value-type="float" office:value="-0.000000000006156" calcext:value-type="float">
            <text:p><text:s/>-0 <text:s/></text:p>
          </table:table-cell>
          <table:table-cell table:style-name="ce43" office:value-type="float" office:value="0.000000000000717" calcext:value-type="float">
            <text:p><text:s/>0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2826.666666667" calcext:value-type="float">
            <text:p><text:s/>122,827 <text:s/></text:p>
          </table:table-cell>
          <table:table-cell table:style-name="ce42" office:value-type="float" office:value="429249.333333333" calcext:value-type="float">
            <text:p><text:s/>429,249 <text:s/></text:p>
          </table:table-cell>
          <table:table-cell table:style-name="ce42" office:value-type="float" office:value="93045.05" calcext:value-type="float">
            <text:p><text:s/>93,045 <text:s/></text:p>
          </table:table-cell>
          <table:table-cell table:style-name="ce42" office:value-type="float" office:value="50279792.2738887" calcext:value-type="float">
            <text:p><text:s/>50,279,792 <text:s/></text:p>
          </table:table-cell>
          <table:table-cell table:style-name="ce42" office:value-type="float" office:value="44185874" calcext:value-type="float">
            <text:p><text:s/>44,185,87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1.79039044" calcext:value-type="float">
            <text:p><text:s/>1,2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4185874" calcext:value-type="float">
            <text:p><text:s/>44,185,8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41553.46666667" calcext:value-type="float">
            <text:p><text:s/>5,141,55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945.0666666667" calcext:value-type="float">
            <text:p><text:s/>30,94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2826.666666667" calcext:value-type="float">
            <text:p><text:s/>122,827 <text:s/></text:p>
          </table:table-cell>
          <table:table-cell table:style-name="ce43" office:value-type="float" office:value="429249.333333333" calcext:value-type="float">
            <text:p><text:s/>429,249 <text:s/></text:p>
          </table:table-cell>
          <table:table-cell table:style-name="ce43" office:value-type="float" office:value="93045.05" calcext:value-type="float">
            <text:p><text:s/>93,045 <text:s/></text:p>
          </table:table-cell>
          <table:table-cell table:style-name="ce43" office:value-type="float" office:value="921419.740555374" calcext:value-type="float">
            <text:p><text:s/>921,42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11.79039044" calcext:value-type="float">
            <text:p><text:s/>1,212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950973.333333333" calcext:value-type="float">
            <text:p><text:s/>950,973 <text:s/></text:p>
          </table:table-cell>
          <table:table-cell table:style-name="ce42" office:value-type="float" office:value="1254191.09666667" calcext:value-type="float">
            <text:p><text:s/>1,254,191 <text:s/></text:p>
          </table:table-cell>
          <table:table-cell table:style-name="ce42" office:value-type="float" office:value="190469.374666667" calcext:value-type="float">
            <text:p><text:s/>190,469 <text:s/></text:p>
          </table:table-cell>
          <table:table-cell table:style-name="ce42" office:value-type="float" office:value="48128876.9037022" calcext:value-type="float">
            <text:p><text:s/>48,128,8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5488" calcext:value-type="float">
            <text:p><text:s/>1,475,488 <text:s/></text:p>
          </table:table-cell>
          <table:table-cell table:style-name="ce42" office:value-type="float" office:value="1496443.62148" calcext:value-type="float">
            <text:p><text:s/>1,496,4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950973.333333333" calcext:value-type="float">
            <text:p><text:s/>950,973 <text:s/></text:p>
          </table:table-cell>
          <table:table-cell table:style-name="ce42" office:value-type="float" office:value="1254191.09666667" calcext:value-type="float">
            <text:p><text:s/>1,254,191 <text:s/></text:p>
          </table:table-cell>
          <table:table-cell table:style-name="ce42" office:value-type="float" office:value="190469.374666667" calcext:value-type="float">
            <text:p><text:s/>190,469 <text:s/></text:p>
          </table:table-cell>
          <table:table-cell table:style-name="ce42" office:value-type="float" office:value="45828367.1525609" calcext:value-type="float">
            <text:p><text:s/>45,828,3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5488" calcext:value-type="float">
            <text:p><text:s/>1,475,488 <text:s/></text:p>
          </table:table-cell>
          <table:table-cell table:style-name="ce42" office:value-type="float" office:value="1421704.327672" calcext:value-type="float">
            <text:p><text:s/>1,421,70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300509.75114133" calcext:value-type="float">
            <text:p><text:s/>2,300,5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4739.293808" calcext:value-type="float">
            <text:p><text:s/>74,7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5818.666666667" calcext:value-type="float">
            <text:p><text:s/>275,819 <text:s/></text:p>
          </table:table-cell>
          <table:table-cell table:style-name="ce42" office:value-type="float" office:value="599879.396666667" calcext:value-type="float">
            <text:p><text:s/>599,879 <text:s/></text:p>
          </table:table-cell>
          <table:table-cell table:style-name="ce42" office:value-type="float" office:value="49179.62" calcext:value-type="float">
            <text:p><text:s/>49,180 <text:s/></text:p>
          </table:table-cell>
          <table:table-cell table:style-name="ce42" office:value-type="float" office:value="2419747.61367801" calcext:value-type="float">
            <text:p><text:s/>2,419,74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4276.20960956" calcext:value-type="float">
            <text:p><text:s/>1,474,276 <text:s/></text:p>
          </table:table-cell>
          <table:table-cell table:style-name="ce42" office:value-type="float" office:value="24410.33751" calcext:value-type="float">
            <text:p><text:s/>24,4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8.4" calcext:value-type="float">
            <text:p><text:s/>7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6042.133333333" calcext:value-type="float">
            <text:p><text:s/>156,042 <text:s/></text:p>
          </table:table-cell>
          <table:table-cell table:style-name="ce42" office:value-type="float" office:value="227882.013333333" calcext:value-type="float">
            <text:p><text:s/>227,882 <text:s/></text:p>
          </table:table-cell>
          <table:table-cell table:style-name="ce42" office:value-type="float" office:value="49179.62" calcext:value-type="float">
            <text:p><text:s/>49,180 <text:s/></text:p>
          </table:table-cell>
          <table:table-cell table:style-name="ce42" office:value-type="float" office:value="10008.5333333333" calcext:value-type="float">
            <text:p><text:s/>10,00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19776.533333333" calcext:value-type="float">
            <text:p><text:s/>119,777 <text:s/></text:p>
          </table:table-cell>
          <table:table-cell table:style-name="ce42" office:value-type="float" office:value="371997.383333333" calcext:value-type="float">
            <text:p><text:s/>371,9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3.149868888889" calcext:value-type="float">
            <text:p><text:s/>5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1.26098" calcext:value-type="float">
            <text:p><text:s/>5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6502.69162578" calcext:value-type="float">
            <text:p><text:s/>2,406,50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4276.20960956" calcext:value-type="float">
            <text:p><text:s/>1,474,276 <text:s/></text:p>
          </table:table-cell>
          <table:table-cell table:style-name="ce42" office:value-type="float" office:value="22227.03768" calcext:value-type="float">
            <text:p><text:s/>22,2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6.439336666667" calcext:value-type="float">
            <text:p><text:s/>4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.17267" calcext:value-type="float">
            <text:p><text:s/>1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68.39951333333" calcext:value-type="float">
            <text:p><text:s/>1,56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519.86618" calcext:value-type="float">
            <text:p><text:s/>1,52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19.666666666667" calcext:value-type="float">
            <text:p><text:s/>320 <text:s/></text:p>
          </table:table-cell>
          <table:table-cell table:style-name="ce44" office:value-type="float" office:value="2759.04066666667" calcext:value-type="float">
            <text:p><text:s/>2,759 <text:s/></text:p>
          </table:table-cell>
          <table:table-cell table:style-name="ce44" office:value-type="float" office:value="585.62" calcext:value-type="float">
            <text:p><text:s/>58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52008.333333333" calcext:value-type="float">
            <text:p><text:s/>552,008 <text:s/></text:p>
          </table:table-cell>
          <table:table-cell table:style-name="ce44" office:value-type="float" office:value="222303.326" calcext:value-type="float">
            <text:p><text:s/>222,303 <text:s/></text:p>
          </table:table-cell>
          <table:table-cell table:style-name="ce44" office:value-type="float" office:value="47659.0846666667" calcext:value-type="float">
            <text:p><text:s/>47,659 <text:s/></text:p>
          </table:table-cell>
          <table:table-cell table:style-name="ce44" office:value-type="float" office:value="36634225.9350571" calcext:value-type="float">
            <text:p><text:s/>36,634,22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152005.31432778" calcext:value-type="float">
            <text:p><text:s/>2,152,0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52008.333333333" calcext:value-type="float">
            <text:p><text:s/>552,008 <text:s/></text:p>
          </table:table-cell>
          <table:table-cell table:style-name="ce44" office:value-type="float" office:value="222303.326" calcext:value-type="float">
            <text:p><text:s/>222,303 <text:s/></text:p>
          </table:table-cell>
          <table:table-cell table:style-name="ce44" office:value-type="float" office:value="47659.0846666667" calcext:value-type="float">
            <text:p><text:s/>47,659 <text:s/></text:p>
          </table:table-cell>
          <table:table-cell table:style-name="ce44" office:value-type="float" office:value="22720672.8196344" calcext:value-type="float">
            <text:p><text:s/>22,720,67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124515.03635778" calcext:value-type="float">
            <text:p><text:s/>2,124,5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2008.333333333" calcext:value-type="float">
            <text:p><text:s/>552,008 <text:s/></text:p>
          </table:table-cell>
          <table:table-cell table:style-name="ce42" office:value-type="float" office:value="222303.326" calcext:value-type="float">
            <text:p><text:s/>222,303 <text:s/></text:p>
          </table:table-cell>
          <table:table-cell table:style-name="ce42" office:value-type="float" office:value="47659.0846666667" calcext:value-type="float">
            <text:p><text:s/>47,659 <text:s/></text:p>
          </table:table-cell>
          <table:table-cell table:style-name="ce42" office:value-type="float" office:value="6715988.46376884" calcext:value-type="float">
            <text:p><text:s/>6,715,9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3444.65827" calcext:value-type="float">
            <text:p><text:s/>433,4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532" calcext:value-type="float">
            <text:p><text:s/>46,5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2411.390860021" calcext:value-type="float">
            <text:p><text:s/>422,4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99.61328" calcext:value-type="float">
            <text:p><text:s/>9,2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3476.41069605" calcext:value-type="float">
            <text:p><text:s/>1,303,4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25.05129" calcext:value-type="float">
            <text:p><text:s/>4,3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788.06585" calcext:value-type="float">
            <text:p><text:s/>40,7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6.06585" calcext:value-type="float">
            <text:p><text:s/>1,8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12.98156" calcext:value-type="float">
            <text:p><text:s/>7,2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05.58156" calcext:value-type="float">
            <text:p><text:s/>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105.245589455" calcext:value-type="float">
            <text:p><text:s/>409,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10.10523" calcext:value-type="float">
            <text:p><text:s/>2,2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01.71813" calcext:value-type="float">
            <text:p><text:s/>6,4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252.51813" calcext:value-type="float">
            <text:p><text:s/>5,2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7478.37010659" calcext:value-type="float">
            <text:p><text:s/>1,587,4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197.18862" calcext:value-type="float">
            <text:p><text:s/>75,1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5885.93879959" calcext:value-type="float">
            <text:p><text:s/>1,325,8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216.4741" calcext:value-type="float">
            <text:p><text:s/>21,2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52775.05888797" calcext:value-type="float">
            <text:p>( 1,052,77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1216.4741" calcext:value-type="float">
            <text:p>( 21,21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3110.879911619" calcext:value-type="float">
            <text:p>( 273,11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313.232286432" calcext:value-type="float">
            <text:p><text:s/>57,3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504.3511672387" calcext:value-type="float">
            <text:p><text:s/>72,5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31774.847853333" calcext:value-type="float">
            <text:p><text:s/>131,77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3980.71452" calcext:value-type="float">
            <text:p><text:s/>53,9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6323.687926667" calcext:value-type="float">
            <text:p><text:s/>396,3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73.82126" calcext:value-type="float">
            <text:p><text:s/>4,47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204.4723866667" calcext:value-type="float">
            <text:p><text:s/>48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01.00572" calcext:value-type="float">
            <text:p><text:s/>3,80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05833.345153333" calcext:value-type="float">
            <text:p><text:s/>205,83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3759.21182" calcext:value-type="float">
            <text:p><text:s/>13,7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9242.249613333" calcext:value-type="float">
            <text:p><text:s/>469,2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530.71628" calcext:value-type="float">
            <text:p><text:s/>34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948.010145556" calcext:value-type="float">
            <text:p><text:s/>103,9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63.05459" calcext:value-type="float">
            <text:p><text:s/>1,3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5294.239467778" calcext:value-type="float">
            <text:p><text:s/>365,2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167.66169" calcext:value-type="float">
            <text:p><text:s/>33,1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4858.23322" calcext:value-type="float">
            <text:p>( 14,85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858.23322" calcext:value-type="float">
            <text:p>( 14,85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900.89165" calcext:value-type="float">
            <text:p>( 7,90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7900.89165" calcext:value-type="float">
            <text:p>( 7,901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52008.333333333" calcext:value-type="float">
            <text:p><text:s/>552,008 <text:s/></text:p>
          </table:table-cell>
          <table:table-cell table:style-name="ce42" office:value-type="float" office:value="222303.326" calcext:value-type="float">
            <text:p><text:s/>222,303 <text:s/></text:p>
          </table:table-cell>
          <table:table-cell table:style-name="ce42" office:value-type="float" office:value="47659.0846666667" calcext:value-type="float">
            <text:p><text:s/>47,659 <text:s/></text:p>
          </table:table-cell>
          <table:table-cell table:style-name="ce42" office:value-type="float" office:value="731711.846726667" calcext:value-type="float">
            <text:p><text:s/>731,7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2963.20406" calcext:value-type="float">
            <text:p><text:s/>62,9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52008.333333333" calcext:value-type="float">
            <text:p><text:s/>552,008 <text:s/></text:p>
          </table:table-cell>
          <table:table-cell table:style-name="ce42" office:value-type="float" office:value="222303.326" calcext:value-type="float">
            <text:p><text:s/>222,303 <text:s/></text:p>
          </table:table-cell>
          <table:table-cell table:style-name="ce42" office:value-type="float" office:value="47659.0846666667" calcext:value-type="float">
            <text:p><text:s/>47,659 <text:s/></text:p>
          </table:table-cell>
          <table:table-cell table:style-name="ce42" office:value-type="float" office:value="612442.101918889" calcext:value-type="float">
            <text:p><text:s/>612,4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554.43703" calcext:value-type="float">
            <text:p><text:s/>45,5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269.744807778" calcext:value-type="float">
            <text:p><text:s/>119,2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08.76703" calcext:value-type="float">
            <text:p><text:s/>17,40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4816.9597666667" calcext:value-type="float">
            <text:p>( 24,81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411.6931" calcext:value-type="float">
            <text:p>( 7,41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193.362546667" calcext:value-type="float">
            <text:p><text:s/>112,1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69.99588" calcext:value-type="float">
            <text:p><text:s/>15,07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20885.54843" calcext:value-type="float">
            <text:p><text:s/>320,88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424.54843" calcext:value-type="float">
            <text:p><text:s/>2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2997.186317284" calcext:value-type="float">
            <text:p><text:s/>182,9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79.90568" calcext:value-type="float">
            <text:p><text:s/>6,6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879.7592177778" calcext:value-type="float">
            <text:p><text:s/>50,8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942.28144" calcext:value-type="float">
            <text:p><text:s/>8,9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184.484943333" calcext:value-type="float">
            <text:p><text:s/>207,1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334.35161" calcext:value-type="float">
            <text:p><text:s/>182,3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1.178918328" calcext:value-type="float">
            <text:p><text:s/>1,7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375.158796667" calcext:value-type="float">
            <text:p><text:s/>165,3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9.49213" calcext:value-type="float">
            <text:p><text:s/>15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42248.7000456" calcext:value-type="float">
            <text:p><text:s/>12,442,2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29.1222677778" calcext:value-type="float">
            <text:p><text:s/>19,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7256.444444444" calcext:value-type="float">
            <text:p><text:s/>307,2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16203.7222678" calcext:value-type="float">
            <text:p><text:s/>11,616,2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129.1222677778" calcext:value-type="float">
            <text:p><text:s/>19,1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141.8666666667" calcext:value-type="float">
            <text:p><text:s/>42,1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6646.666666667" calcext:value-type="float">
            <text:p><text:s/>476,64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7767.570592222" calcext:value-type="float">
            <text:p><text:s/>877,7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.54837" calcext:value-type="float">
            <text:p><text:s/>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50.63725888889" calcext:value-type="float">
            <text:p><text:s/>2,9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.54837" calcext:value-type="float">
            <text:p><text:s/>4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74816.933333333" calcext:value-type="float">
            <text:p><text:s/>874,81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6236.97624778" calcext:value-type="float">
            <text:p><text:s/>1,126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468.59847" calcext:value-type="float">
            <text:p><text:s/>113,4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2878.053254444" calcext:value-type="float">
            <text:p><text:s/>422,8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3122.80881" calcext:value-type="float">
            <text:p><text:s/>113,1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22.74444444445" calcext:value-type="float">
            <text:p><text:s/>8,5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06.88054" calcext:value-type="float">
            <text:p><text:s/>7,3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6805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60.46666666667" calcext:value-type="float">
            <text:p><text:s/>9,4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676.6874766667" calcext:value-type="float">
            <text:p><text:s/>33,6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.02081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855.109325556" calcext:value-type="float">
            <text:p><text:s/>453,8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8.35377" calcext:value-type="float">
            <text:p><text:s/>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0537.03454" calcext:value-type="float">
            <text:p><text:s/>190,53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70.73454" calcext:value-type="float">
            <text:p><text:s/>27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558431.10898" calcext:value-type="float">
            <text:p><text:s/>1,558,43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558431.10898" calcext:value-type="float">
            <text:p><text:s/>1,558,4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13553.1154227" calcext:value-type="float">
            <text:p><text:s/>13,913,5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90.27797" calcext:value-type="float">
            <text:p><text:s/>27,4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913553.1154227" calcext:value-type="float">
            <text:p><text:s/>13,913,5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490.27797" calcext:value-type="float">
            <text:p><text:s/>27,4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389741.6113033" calcext:value-type="float">
            <text:p>( 11,389,74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7490.27797" calcext:value-type="float">
            <text:p>( 27,49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915551.896677" calcext:value-type="float">
            <text:p><text:s/>25,915,5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28.765074" calcext:value-type="float">
            <text:p><text:s/>18,3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35355.262" calcext:value-type="float">
            <text:p><text:s/>21,035,3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923.079471" calcext:value-type="float">
            <text:p><text:s/>96,9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83273.555206" calcext:value-type="float">
            <text:p><text:s/>4,783,2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328.765074" calcext:value-type="float">
            <text:p><text:s/>18,3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3.522363" calcext:value-type="float">
            <text:p><text:s/>3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3.522363" calcext:value-type="float">
            <text:p><text:s/>38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94524.4" calcext:value-type="float">
            <text:p><text:s/>6,494,524 <text:s/></text:p>
          </table:table-cell>
          <table:table-cell table:number-columns-repeated="2" table:style-name="ce42" office:value-type="float" office:value="471921.666666667" calcext:value-type="float">
            <text:p><text:s/>471,9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68.4444444444" calcext:value-type="float">
            <text:p><text:s/>72,0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5693.866666667" calcext:value-type="float">
            <text:p><text:s/>225,694 <text:s/></text:p>
          </table:table-cell>
          <table:table-cell table:style-name="ce42" office:value-type="float" office:value="2.5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1480" calcext:value-type="float">
            <text:p><text:s/>521,480 <text:s/></text:p>
          </table:table-cell>
          <table:table-cell table:style-name="ce42" office:value-type="float" office:value="141519.333333333" calcext:value-type="float">
            <text:p><text:s/>141,5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849219.55555556" calcext:value-type="float">
            <text:p><text:s/>1,849,2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496.533333334" calcext:value-type="float">
            <text:p><text:s/>123,497 <text:s/></text:p>
          </table:table-cell>
          <table:table-cell table:number-columns-repeated="2" table:style-name="ce42" office:value-type="float" office:value="-517509.2" calcext:value-type="float">
            <text:p><text:s/>-517,509 <text:s/></text:p>
          </table:table-cell>
          <table:table-cell table:style-name="ce42" office:value-type="float" office:value="-104.166666666667" calcext:value-type="float">
            <text:p><text:s/>-104 <text:s/></text:p>
          </table:table-cell>
          <table:table-cell table:style-name="ce42" office:value-type="float" office:value="-9911.81143520627" calcext:value-type="float">
            <text:p><text:s/>-9,912 <text:s/></text:p>
          </table:table-cell>
          <table:table-cell table:style-name="ce42" office:value-type="float" office:value="-170298.85523146" calcext:value-type="float">
            <text:p><text:s/>-170,299 <text:s/></text:p>
          </table:table-cell>
          <table:table-cell table:style-name="ce42" office:value-type="float" office:value="-23687.6111111111" calcext:value-type="float">
            <text:p><text:s/>-23,68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6371027.86666667" calcext:value-type="float">
            <text:p><text:s/>6,371,028 <text:s/></text:p>
          </table:table-cell>
          <table:table-cell table:number-columns-repeated="2" table:style-name="ce43" office:value-type="float" office:value="763737" calcext:value-type="float">
            <text:p><text:s/>763,737 <text:s/></text:p>
          </table:table-cell>
          <table:table-cell table:style-name="ce43" office:value-type="float" office:value="101.666666666667" calcext:value-type="float">
            <text:p><text:s/>102 <text:s/></text:p>
          </table:table-cell>
          <table:table-cell table:style-name="ce43" office:value-type="float" office:value="9911.81143520627" calcext:value-type="float">
            <text:p><text:s/>9,912 <text:s/></text:p>
          </table:table-cell>
          <table:table-cell table:style-name="ce43" office:value-type="float" office:value="-2128332.25587965" calcext:value-type="float">
            <text:p><text:s/>-2,128,332 <text:s/></text:p>
          </table:table-cell>
          <table:table-cell table:style-name="ce43" office:value-type="float" office:value="-117831.722222222" calcext:value-type="float">
            <text:p><text:s/>-117,8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0781.66666667" calcext:value-type="float">
            <text:p><text:s/>1,930,7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5" calcext:value-type="float">
            <text:p><text:s/>315 <text:s/></text:p>
          </table:table-cell>
          <table:table-cell table:style-name="ce42" office:value-type="float" office:value="949.410923140222" calcext:value-type="float">
            <text:p><text:s/>949 <text:s/></text:p>
          </table:table-cell>
          <table:table-cell table:style-name="ce42" office:value-type="float" office:value="27009.7001879709" calcext:value-type="float">
            <text:p><text:s/>27,01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43435.2" calcext:value-type="float">
            <text:p><text:s/>6,943,435 <text:s/></text:p>
          </table:table-cell>
          <table:table-cell table:number-columns-repeated="2" table:style-name="ce42" office:value-type="float" office:value="7499539.66666667" calcext:value-type="float">
            <text:p><text:s/>7,499,540 <text:s/></text:p>
          </table:table-cell>
          <table:table-cell table:style-name="ce42" office:value-type="float" office:value="273.333333333333" calcext:value-type="float">
            <text:p><text:s/>273 <text:s/></text:p>
          </table:table-cell>
          <table:table-cell table:style-name="ce42" office:value-type="float" office:value="99470.4883768229" calcext:value-type="float">
            <text:p><text:s/>99,470 <text:s/></text:p>
          </table:table-cell>
          <table:table-cell table:style-name="ce42" office:value-type="float" office:value="2517649.51162318" calcext:value-type="float">
            <text:p><text:s/>2,517,650 <text:s/></text:p>
          </table:table-cell>
          <table:table-cell table:style-name="ce42" office:value-type="float" office:value="146542.833333333" calcext:value-type="float">
            <text:p><text:s/>146,5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43435.2" calcext:value-type="float">
            <text:p><text:s/>6,943,435 <text:s/></text:p>
          </table:table-cell>
          <table:table-cell table:number-columns-repeated="2" table:style-name="ce42" office:value-type="float" office:value="5376535.05466667" calcext:value-type="float">
            <text:p><text:s/>5,376,535 <text:s/></text:p>
          </table:table-cell>
          <table:table-cell table:style-name="ce42" office:value-type="float" office:value="273.333333333333" calcext:value-type="float">
            <text:p><text:s/>273 <text:s/></text:p>
          </table:table-cell>
          <table:table-cell table:style-name="ce42" office:value-type="float" office:value="99470.4883768229" calcext:value-type="float">
            <text:p><text:s/>99,470 <text:s/></text:p>
          </table:table-cell>
          <table:table-cell table:style-name="ce42" office:value-type="float" office:value="2517649.51162318" calcext:value-type="float">
            <text:p><text:s/>2,517,650 <text:s/></text:p>
          </table:table-cell>
          <table:table-cell table:style-name="ce42" office:value-type="float" office:value="146542.833333333" calcext:value-type="float">
            <text:p><text:s/>146,5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123004.612" calcext:value-type="float">
            <text:p><text:s/>2,123,00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98.06666666667" calcext:value-type="float">
            <text:p><text:s/>2,39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.6666666666667" calcext:value-type="float">
            <text:p><text:s/>11 <text:s/></text:p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13.8" calcext:value-type="float">
            <text:p><text:s/>2,11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.6666666666667" calcext:value-type="float">
            <text:p><text:s/>11 <text:s/></text:p>
          </table:table-cell>
          <table:table-cell table:style-name="ce42" office:value-type="float" office:value="5.66666666666667" calcext:value-type="float">
            <text:p><text:s/>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4.266666666667" calcext:value-type="float">
            <text:p><text:s/>2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1383681.4" calcext:value-type="float">
            <text:p><text:s/>11,383,681 <text:s/></text:p>
          </table:table-cell>
          <table:table-cell table:number-columns-repeated="2" table:style-name="ce44" office:value-type="float" office:value="8260878.6" calcext:value-type="float">
            <text:p><text:s/>8,260,879 <text:s/></text:p>
          </table:table-cell>
          <table:table-cell table:style-name="ce44" office:value-type="float" office:value="60" calcext:value-type="float">
            <text:p><text:s/>60 <text:s/></text:p>
          </table:table-cell>
          <table:table-cell table:style-name="ce44" office:value-type="float" office:value="108432.888888889" calcext:value-type="float">
            <text:p><text:s/>108,433 <text:s/></text:p>
          </table:table-cell>
          <table:table-cell table:style-name="ce44" office:value-type="float" office:value="362296.888888889" calcext:value-type="float">
            <text:p><text:s/>362,297 <text:s/></text:p>
          </table:table-cell>
          <table:table-cell table:style-name="ce44" office:value-type="float" office:value="28703.5555555556" calcext:value-type="float">
            <text:p><text:s/>28,70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430.0666666667" calcext:value-type="float">
            <text:p><text:s/>21,430 <text:s/></text:p>
          </table:table-cell>
          <table:table-cell table:number-columns-repeated="2" table:style-name="ce44" office:value-type="float" office:value="8260878.6" calcext:value-type="float">
            <text:p><text:s/>8,260,879 <text:s/></text:p>
          </table:table-cell>
          <table:table-cell table:style-name="ce44" office:value-type="float" office:value="60" calcext:value-type="float">
            <text:p><text:s/>60 <text:s/></text:p>
          </table:table-cell>
          <table:table-cell table:style-name="ce44" office:value-type="float" office:value="108432.888888889" calcext:value-type="float">
            <text:p><text:s/>108,433 <text:s/></text:p>
          </table:table-cell>
          <table:table-cell table:style-name="ce44" office:value-type="float" office:value="362296.888888889" calcext:value-type="float">
            <text:p><text:s/>362,297 <text:s/></text:p>
          </table:table-cell>
          <table:table-cell table:style-name="ce44" office:value-type="float" office:value="28703.5555555556" calcext:value-type="float">
            <text:p><text:s/>28,7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30.0666666667" calcext:value-type="float">
            <text:p><text:s/>21,430 <text:s/></text:p>
          </table:table-cell>
          <table:table-cell table:number-columns-repeated="2" table:style-name="ce42" office:value-type="float" office:value="3581.06666666667" calcext:value-type="float">
            <text:p><text:s/>3,5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.333333333333" calcext:value-type="float">
            <text:p><text:s/>149 <text:s/></text:p>
          </table:table-cell>
          <table:table-cell table:style-name="ce42" office:value-type="float" office:value="8836.22222222222" calcext:value-type="float">
            <text:p><text:s/>8,8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2.666666666667" calcext:value-type="float">
            <text:p><text:s/>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.166666666667" calcext:value-type="float">
            <text:p><text:s/>1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.6" calcext:value-type="float">
            <text:p><text:s/>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0.533333333333" calcext:value-type="float">
            <text:p><text:s/>1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" calcext:value-type="float">
            <text:p><text:s/>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4.8" calcext:value-type="float">
            <text:p><text:s/>4,025 <text:s/></text:p>
          </table:table-cell>
          <table:table-cell table:number-columns-repeated="2" table:style-name="ce42" office:value-type="float" office:value="11.2666666666667" calcext:value-type="float">
            <text:p><text:s/>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24.8" calcext:value-type="float">
            <text:p><text:s/>4,025 <text:s/></text:p>
          </table:table-cell>
          <table:table-cell table:number-columns-repeated="2" table:style-name="ce42" office:value-type="float" office:value="11.2666666666667" calcext:value-type="float">
            <text:p><text:s/>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11.2666666666667" calcext:value-type="float">
            <text:p>( 11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.83333333333333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24.8" calcext:value-type="float">
            <text:p>( 4,02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49.333333333333" calcext:value-type="float">
            <text:p><text:s/>1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4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0.866666666666667" calcext:value-type="float">
            <text:p><text:s/>1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8.333333333333" calcext:value-type="float">
            <text:p><text:s/>1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73333333333333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73333333333333" calcext:value-type="float">
            <text:p><text:s/>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05.2666666667" calcext:value-type="float">
            <text:p><text:s/>17,405 <text:s/></text:p>
          </table:table-cell>
          <table:table-cell table:number-columns-repeated="2" table:style-name="ce42" office:value-type="float" office:value="117" calcext:value-type="float">
            <text:p><text:s/>1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50" calcext:value-type="float">
            <text:p><text:s/>7,6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7" calcext:value-type="float">
            <text:p><text:s/>1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68.55555555556" calcext:value-type="float">
            <text:p><text:s/>5,6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405.2666666667" calcext:value-type="float">
            <text:p><text:s/>17,4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1.44444444444" calcext:value-type="float">
            <text:p><text:s/>1,9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405.2666666667" calcext:value-type="float">
            <text:p>( 17,4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4.1666666666667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52.8666666666667" calcext:value-type="float">
            <text:p><text:s/>5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5.3333333333333" calcext:value-type="float">
            <text:p><text:s/>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.2222222222222" calcext:value-type="float">
            <text:p><text:s/>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42.66666666667" calcext:value-type="float">
            <text:p><text:s/>2,84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2.277777777778" calcext:value-type="float">
            <text:p><text:s/>69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.6" calcext:value-type="float">
            <text:p><text:s/>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1.533333333333" calcext:value-type="float">
            <text:p><text:s/>1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09897.8" calcext:value-type="float">
            <text:p><text:s/>8,209,898 <text:s/></text:p>
          </table:table-cell>
          <table:table-cell table:style-name="ce42" office:value-type="float" office:value="60" calcext:value-type="float">
            <text:p><text:s/>60 <text:s/></text:p>
          </table:table-cell>
          <table:table-cell table:style-name="ce42" office:value-type="float" office:value="5375.11111111111" calcext:value-type="float">
            <text:p><text:s/>5,375 <text:s/></text:p>
          </table:table-cell>
          <table:table-cell table:style-name="ce42" office:value-type="float" office:value="301821.333333333" calcext:value-type="float">
            <text:p><text:s/>301,8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" calcext:value-type="float">
            <text:p><text:s/>60 <text:s/></text:p>
          </table:table-cell>
          <table:table-cell table:style-name="ce42" office:value-type="float" office:value="5375.11111111111" calcext:value-type="float">
            <text:p><text:s/>5,375 <text:s/></text:p>
          </table:table-cell>
          <table:table-cell table:style-name="ce42" office:value-type="float" office:value="301821.333333333" calcext:value-type="float">
            <text:p><text:s/>301,8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209897.8" calcext:value-type="float">
            <text:p><text:s/>8,209,8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7.6" calcext:value-type="float">
            <text:p><text:s/>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7.6" calcext:value-type="float">
            <text:p><text:s/>6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7332.1333333333" calcext:value-type="float">
            <text:p><text:s/>47,3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057.777777778" calcext:value-type="float">
            <text:p><text:s/>103,058 <text:s/></text:p>
          </table:table-cell>
          <table:table-cell table:style-name="ce42" office:value-type="float" office:value="60326.2222222222" calcext:value-type="float">
            <text:p><text:s/>60,326 <text:s/></text:p>
          </table:table-cell>
          <table:table-cell table:style-name="ce42" office:value-type="float" office:value="19865.4444444444" calcext:value-type="float">
            <text:p><text:s/>19,8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3743.77777777778" calcext:value-type="float">
            <text:p><text:s/>3,7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74.6111111111111" calcext:value-type="float">
            <text:p><text:s/>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0666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61.53333333333" calcext:value-type="float">
            <text:p><text:s/>6,5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1.733333333333" calcext:value-type="float">
            <text:p><text:s/>7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9110.0666666667" calcext:value-type="float">
            <text:p><text:s/>39,1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057.777777778" calcext:value-type="float">
            <text:p><text:s/>103,058 <text:s/></text:p>
          </table:table-cell>
          <table:table-cell table:style-name="ce42" office:value-type="float" office:value="60326.2222222222" calcext:value-type="float">
            <text:p><text:s/>60,326 <text:s/></text:p>
          </table:table-cell>
          <table:table-cell table:style-name="ce42" office:value-type="float" office:value="14361.2222222222" calcext:value-type="float">
            <text:p><text:s/>14,36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872.733333333333" calcext:value-type="float">
            <text:p><text:s/>87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85.83333333333" calcext:value-type="float">
            <text:p><text:s/>1,68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62251.3333333" calcext:value-type="float">
            <text:p><text:s/>11,362,2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62251.3333333" calcext:value-type="float">
            <text:p><text:s/>11,362,2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62251.3333333" calcext:value-type="float">
            <text:p>( 11,362,25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3937.06666667" calcext:value-type="float">
            <text:p><text:s/>1,423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8608" calcext:value-type="float">
            <text:p><text:s/>228,608 <text:s/></text:p>
          </table:table-cell>
          <table:table-cell table:style-name="ce42" office:value-type="float" office:value="65732.2222222222" calcext:value-type="float">
            <text:p><text:s/>65,732 <text:s/></text:p>
          </table:table-cell>
          <table:table-cell table:style-name="ce42" office:value-type="float" office:value="485847.318295262" calcext:value-type="float">
            <text:p><text:s/>485,8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654.4888888889" calcext:value-type="float">
            <text:p><text:s/>19,654 <text:s/></text:p>
          </table:table-cell>
          <table:table-cell table:style-name="ce42" office:value-type="float" office:value="122483" calcext:value-type="float">
            <text:p><text:s/>122,4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2333125.2" calcext:value-type="float">
            <text:p><text:s/>2,333,125 <text:s/></text:p>
          </table:table-cell>
          <table:table-cell table:style-name="ce42" office:value-type="float" office:value="335596.8" calcext:value-type="float">
            <text:p><text:s/>335,5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6094.933333333" calcext:value-type="float">
            <text:p><text:s/>216,095 <text:s/></text:p>
          </table:table-cell>
          <table:table-cell table:style-name="ce42" office:value-type="float" office:value="211727.777777778" calcext:value-type="float">
            <text:p><text:s/>211,728 <text:s/></text:p>
          </table:table-cell>
          <table:table-cell table:style-name="ce42" office:value-type="float" office:value="13975.7408425333" calcext:value-type="float">
            <text:p><text:s/>13,9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94.4" calcext:value-type="float">
            <text:p><text:s/>178,694 <text:s/></text:p>
          </table:table-cell>
          <table:table-cell table:style-name="ce42" office:value-type="float" office:value="191950" calcext:value-type="float">
            <text:p><text:s/>191,9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371680.4" calcext:value-type="float">
            <text:p><text:s/>371,680 <text:s/></text:p>
          </table:table-cell>
          <table:table-cell table:style-name="ce42" office:value-type="float" office:value="2513688.53333333" calcext:value-type="float">
            <text:p><text:s/>2,513,68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03.466666666667" calcext:value-type="float">
            <text:p><text:s/>9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24561.733333333" calcext:value-type="float">
            <text:p><text:s/>124,562 <text:s/></text:p>
          </table:table-cell>
          <table:table-cell table:style-name="ce42" office:value-type="float" office:value="198020.266666666" calcext:value-type="float">
            <text:p><text:s/>198,0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454.9333333333" calcext:value-type="float">
            <text:p><text:s/>51,455 <text:s/></text:p>
          </table:table-cell>
          <table:table-cell table:style-name="ce42" office:value-type="float" office:value="25813.3333333333" calcext:value-type="float">
            <text:p><text:s/>25,813 <text:s/></text:p>
          </table:table-cell>
          <table:table-cell table:style-name="ce42" office:value-type="float" office:value="11149.6666666667" calcext:value-type="float">
            <text:p><text:s/>11,1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2216.5333333333" calcext:value-type="float">
            <text:p><text:s/>-22,217 <text:s/></text:p>
          </table:table-cell>
          <table:table-cell table:style-name="ce42" office:value-type="float" office:value="387910" calcext:value-type="float">
            <text:p><text:s/>387,91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2829367.33333333" calcext:value-type="float">
            <text:p><text:s/>-2,829,367 <text:s/></text:p>
          </table:table-cell>
          <table:table-cell table:style-name="ce43" office:value-type="float" office:value="-1623368.53333333" calcext:value-type="float">
            <text:p><text:s/>-1,623,36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39845.3333333333" calcext:value-type="float">
            <text:p><text:s/>-39,845 <text:s/></text:p>
          </table:table-cell>
          <table:table-cell table:style-name="ce43" office:value-type="float" office:value="-171808.888888889" calcext:value-type="float">
            <text:p><text:s/>-171,809 <text:s/></text:p>
          </table:table-cell>
          <table:table-cell table:style-name="ce43" office:value-type="float" office:value="460721.910786062" calcext:value-type="float">
            <text:p><text:s/>460,72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136823.377777778" calcext:value-type="float">
            <text:p><text:s/>-136,823 <text:s/></text:p>
          </table:table-cell>
          <table:table-cell table:style-name="ce43" office:value-type="float" office:value="-457377" calcext:value-type="float">
            <text:p><text:s/>-457,37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8219.3333333333" calcext:value-type="float">
            <text:p><text:s/>28,219 <text:s/></text:p>
          </table:table-cell>
          <table:table-cell table:style-name="ce42" office:value-type="float" office:value="1456821.33333333" calcext:value-type="float">
            <text:p><text:s/>1,456,8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00.2666666667" calcext:value-type="float">
            <text:p><text:s/>14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83.21111111111" calcext:value-type="float">
            <text:p><text:s/>1,1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2323" calcext:value-type="float">
            <text:p><text:s/>302,3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9761.463591012" calcext:value-type="float">
            <text:p><text:s/>149,761 <text:s/></text:p>
          </table:table-cell>
          <table:table-cell table:style-name="ce42" office:value-type="float" office:value="5942945.01990726" calcext:value-type="float">
            <text:p><text:s/>5,942,9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5806.266666667" calcext:value-type="float">
            <text:p><text:s/>145,806 <text:s/></text:p>
          </table:table-cell>
          <table:table-cell table:style-name="ce42" office:value-type="float" office:value="4995747.2" calcext:value-type="float">
            <text:p><text:s/>4,995,74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945.0666666667" calcext:value-type="float">
            <text:p><text:s/>30,9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955.19692434533" calcext:value-type="float">
            <text:p><text:s/>3,955 <text:s/></text:p>
          </table:table-cell>
          <table:table-cell table:style-name="ce43" office:value-type="float" office:value="916252.753240589" calcext:value-type="float">
            <text:p><text:s/>916,25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325360.4" calcext:value-type="float">
            <text:p><text:s/>8,325,360 <text:s/></text:p>
          </table:table-cell>
          <table:table-cell table:style-name="ce42" office:value-type="float" office:value="16301950.9333333" calcext:value-type="float">
            <text:p><text:s/>16,301,9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420.266666667" calcext:value-type="float">
            <text:p><text:s/>318,420 <text:s/></text:p>
          </table:table-cell>
          <table:table-cell table:style-name="ce42" office:value-type="float" office:value="954296.666666667" calcext:value-type="float">
            <text:p><text:s/>954,297 <text:s/></text:p>
          </table:table-cell>
          <table:table-cell table:style-name="ce42" office:value-type="float" office:value="153987.133333333" calcext:value-type="float">
            <text:p><text:s/>153,9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969.288888889" calcext:value-type="float">
            <text:p><text:s/>191,969 <text:s/></text:p>
          </table:table-cell>
          <table:table-cell table:style-name="ce42" office:value-type="float" office:value="1704049.56" calcext:value-type="float">
            <text:p><text:s/>1,704,05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278989.376" calcext:value-type="float">
            <text:p><text:s/>8,278,989 <text:s/></text:p>
          </table:table-cell>
          <table:table-cell table:style-name="ce42" office:value-type="float" office:value="16301950.9333333" calcext:value-type="float">
            <text:p><text:s/>16,301,9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8420.266666667" calcext:value-type="float">
            <text:p><text:s/>318,420 <text:s/></text:p>
          </table:table-cell>
          <table:table-cell table:style-name="ce42" office:value-type="float" office:value="954296.666666667" calcext:value-type="float">
            <text:p><text:s/>954,297 <text:s/></text:p>
          </table:table-cell>
          <table:table-cell table:style-name="ce42" office:value-type="float" office:value="153987.133333333" calcext:value-type="float">
            <text:p><text:s/>153,9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969.288888889" calcext:value-type="float">
            <text:p><text:s/>191,969 <text:s/></text:p>
          </table:table-cell>
          <table:table-cell table:style-name="ce42" office:value-type="float" office:value="1647654.73866667" calcext:value-type="float">
            <text:p><text:s/>1,647,6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46371.024" calcext:value-type="float">
            <text:p><text:s/>46,371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56394.8213333333" calcext:value-type="float">
            <text:p><text:s/>56,3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70103.6" calcext:value-type="float">
            <text:p><text:s/>70,104 <text:s/></text:p>
          </table:table-cell>
          <table:table-cell table:style-name="ce42" office:value-type="float" office:value="848541.177669557" calcext:value-type="float">
            <text:p><text:s/>848,54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1.2" calcext:value-type="float">
            <text:p><text:s/>11 <text:s/></text:p>
          </table:table-cell>
          <table:table-cell table:style-name="ce42" office:value-type="float" office:value="707.2" calcext:value-type="float">
            <text:p><text:s/>7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97.0666666666667" calcext:value-type="float">
            <text:p><text:s/>97 <text:s/></text:p>
          </table:table-cell>
          <table:table-cell table:style-name="ce42" office:value-type="float" office:value="9911.46666666667" calcext:value-type="float">
            <text:p><text:s/>9,9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9946.8" calcext:value-type="float">
            <text:p><text:s/>69,947 <text:s/></text:p>
          </table:table-cell>
          <table:table-cell table:style-name="ce42" office:value-type="float" office:value="837922.511002891" calcext:value-type="float">
            <text:p><text:s/>837,9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48.5333333333333" calcext:value-type="float">
            <text:p><text:s/>4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247908.66974232" calcext:value-type="float">
            <text:p><text:s/>5,247,909 <text:s/></text:p>
          </table:table-cell>
          <table:table-cell table:style-name="ce44" office:value-type="float" office:value="6430274.86908986" calcext:value-type="float">
            <text:p><text:s/>6,430,27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64474.666666667" calcext:value-type="float">
            <text:p><text:s/>264,475 <text:s/></text:p>
          </table:table-cell>
          <table:table-cell table:style-name="ce44" office:value-type="float" office:value="782487.777777778" calcext:value-type="float">
            <text:p><text:s/>782,488 <text:s/></text:p>
          </table:table-cell>
          <table:table-cell table:style-name="ce44" office:value-type="float" office:value="613525.833008284" calcext:value-type="float">
            <text:p><text:s/>613,52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5145.9111111111" calcext:value-type="float">
            <text:p><text:s/>55,146 <text:s/></text:p>
          </table:table-cell>
          <table:table-cell table:style-name="ce44" office:value-type="float" office:value="944349.56" calcext:value-type="float">
            <text:p><text:s/>944,35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247908.66974232" calcext:value-type="float">
            <text:p><text:s/>5,247,909 <text:s/></text:p>
          </table:table-cell>
          <table:table-cell table:style-name="ce44" office:value-type="float" office:value="6430274.86908986" calcext:value-type="float">
            <text:p><text:s/>6,430,275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239.2444444444" calcext:value-type="float">
            <text:p><text:s/>15,239 <text:s/></text:p>
          </table:table-cell>
          <table:table-cell table:style-name="ce44" office:value-type="float" office:value="120933" calcext:value-type="float">
            <text:p><text:s/>120,9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54818.936408988" calcext:value-type="float">
            <text:p><text:s/>254,819 <text:s/></text:p>
          </table:table-cell>
          <table:table-cell table:style-name="ce42" office:value-type="float" office:value="5857555.93575652" calcext:value-type="float">
            <text:p><text:s/>5,857,5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39.2444444444" calcext:value-type="float">
            <text:p><text:s/>15,239 <text:s/></text:p>
          </table:table-cell>
          <table:table-cell table:style-name="ce42" office:value-type="float" office:value="120933" calcext:value-type="float">
            <text:p><text:s/>120,9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6443.4666666667" calcext:value-type="float">
            <text:p><text:s/>16,443 <text:s/></text:p>
          </table:table-cell>
          <table:table-cell table:style-name="ce42" office:value-type="float" office:value="30088.5333333333" calcext:value-type="float">
            <text:p><text:s/>30,0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6545.46666666667" calcext:value-type="float">
            <text:p><text:s/>6,545 <text:s/></text:p>
          </table:table-cell>
          <table:table-cell table:style-name="ce42" office:value-type="float" office:value="406437.477580021" calcext:value-type="float">
            <text:p><text:s/>406,4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461.679740204" calcext:value-type="float">
            <text:p><text:s/>3,462 <text:s/></text:p>
          </table:table-cell>
          <table:table-cell table:style-name="ce42" office:value-type="float" office:value="1295689.67966585" calcext:value-type="float">
            <text:p><text:s/>1,295,6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8" calcext:value-type="float">
            <text:p><text:s/>28 <text:s/></text:p>
          </table:table-cell>
          <table:table-cell table:style-name="ce42" office:value-type="float" office:value="38944" calcext:value-type="float">
            <text:p><text:s/>38,9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95.2" calcext:value-type="float">
            <text:p><text:s/>95 <text:s/></text:p>
          </table:table-cell>
          <table:table-cell table:style-name="ce42" office:value-type="float" office:value="6809.6" calcext:value-type="float">
            <text:p><text:s/>6,8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51.46583814533" calcext:value-type="float">
            <text:p><text:s/>1,051 <text:s/></text:p>
          </table:table-cell>
          <table:table-cell table:style-name="ce42" office:value-type="float" office:value="405692.141187977" calcext:value-type="float">
            <text:p><text:s/>405,6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16.666666666667" calcext:value-type="float">
            <text:p><text:s/>117 <text:s/></text:p>
          </table:table-cell>
          <table:table-cell table:style-name="ce42" office:value-type="float" office:value="1032.53333333333" calcext:value-type="float">
            <text:p><text:s/>1,0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6217.1185789773" calcext:value-type="float">
            <text:p><text:s/>66,217 <text:s/></text:p>
          </table:table-cell>
          <table:table-cell table:style-name="ce42" office:value-type="float" office:value="1334371.16290762" calcext:value-type="float">
            <text:p><text:s/>1,334,3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7654" calcext:value-type="float">
            <text:p><text:s/>107,65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6087.1186541067" calcext:value-type="float">
            <text:p><text:s/>66,087 <text:s/></text:p>
          </table:table-cell>
          <table:table-cell table:style-name="ce42" office:value-type="float" office:value="1126889.44604548" calcext:value-type="float">
            <text:p><text:s/>1,126,8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07654" calcext:value-type="float">
            <text:p><text:s/>107,65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7137.88484048267" calcext:value-type="float">
            <text:p>( 7,138 <text:s/>)</text:p>
          </table:table-cell>
          <table:table-cell table:style-name="ce45" office:value-type="float" office:value="916752.599947488" calcext:value-type="float">
            <text:p>( 916,75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45" office:value-type="float" office:value="107654" calcext:value-type="float">
            <text:p>( 107,654 <text:s/>)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8949.233813624" calcext:value-type="float">
            <text:p>( 58,949 <text:s/>)</text:p>
          </table:table-cell>
          <table:table-cell table:style-name="ce45" office:value-type="float" office:value="210136.846097995" calcext:value-type="float">
            <text:p>( 210,13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0.1431423573333" calcext:value-type="float">
            <text:p><text:s/>20 <text:s/></text:p>
          </table:table-cell>
          <table:table-cell table:style-name="ce42" office:value-type="float" office:value="57293.0891440747" calcext:value-type="float">
            <text:p><text:s/>57,2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09.856782513333" calcext:value-type="float">
            <text:p><text:s/>110 <text:s/></text:p>
          </table:table-cell>
          <table:table-cell table:style-name="ce42" office:value-type="float" office:value="72394.4943847253" calcext:value-type="float">
            <text:p><text:s/>72,39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77794.1333333333" calcext:value-type="float">
            <text:p><text:s/>77,79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3313.33333333333" calcext:value-type="float">
            <text:p><text:s/>3,313 <text:s/></text:p>
          </table:table-cell>
          <table:table-cell table:style-name="ce42" office:value-type="float" office:value="388387.2" calcext:value-type="float">
            <text:p><text:s/>388,3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06.933333333333" calcext:value-type="float">
            <text:p><text:s/>407 <text:s/></text:p>
          </table:table-cell>
          <table:table-cell table:style-name="ce42" office:value-type="float" office:value="43986.1333333333" calcext:value-type="float">
            <text:p><text:s/>43,9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270.666666666667" calcext:value-type="float">
            <text:p><text:s/>271 <text:s/></text:p>
          </table:table-cell>
          <table:table-cell table:style-name="ce46" office:value-type="float" office:value="191604.266666667" calcext:value-type="float">
            <text:p><text:s/>191,60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8679.7333333333" calcext:value-type="float">
            <text:p><text:s/>18,680 <text:s/></text:p>
          </table:table-cell>
          <table:table-cell table:style-name="ce42" office:value-type="float" office:value="400777.6" calcext:value-type="float">
            <text:p><text:s/>400,7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39.2444444444" calcext:value-type="float">
            <text:p><text:s/>15,2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5038.8" calcext:value-type="float">
            <text:p><text:s/>15,039 <text:s/></text:p>
          </table:table-cell>
          <table:table-cell table:style-name="ce42" office:value-type="float" office:value="72596.2666666667" calcext:value-type="float">
            <text:p><text:s/>72,5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934.9333333333" calcext:value-type="float">
            <text:p><text:s/>14,9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640.93333333333" calcext:value-type="float">
            <text:p><text:s/>3,641 <text:s/></text:p>
          </table:table-cell>
          <table:table-cell table:style-name="ce42" office:value-type="float" office:value="328181.333333333" calcext:value-type="float">
            <text:p><text:s/>328,1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.311111111111" calcext:value-type="float">
            <text:p><text:s/>3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3359.7333333333" calcext:value-type="float">
            <text:p><text:s/>13,360 <text:s/></text:p>
          </table:table-cell>
          <table:table-cell table:style-name="ce42" office:value-type="float" office:value="616937.642666667" calcext:value-type="float">
            <text:p><text:s/>616,9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79" calcext:value-type="float">
            <text:p><text:s/>13,27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1236.4" calcext:value-type="float">
            <text:p><text:s/>11,236 <text:s/></text:p>
          </table:table-cell>
          <table:table-cell table:style-name="ce42" office:value-type="float" office:value="536586.709333333" calcext:value-type="float">
            <text:p><text:s/>536,5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279" calcext:value-type="float">
            <text:p><text:s/>13,27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123.33333333333" calcext:value-type="float">
            <text:p><text:s/>2,123 <text:s/></text:p>
          </table:table-cell>
          <table:table-cell table:style-name="ce42" office:value-type="float" office:value="80350.9333333333" calcext:value-type="float">
            <text:p><text:s/>80,3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860.66666666667" calcext:value-type="float">
            <text:p><text:s/>2,861 <text:s/></text:p>
          </table:table-cell>
          <table:table-cell table:style-name="ce42" office:value-type="float" office:value="94248.5333333334" calcext:value-type="float">
            <text:p><text:s/>94,2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779.333333333333" calcext:value-type="float">
            <text:p><text:s/>779 <text:s/></text:p>
          </table:table-cell>
          <table:table-cell table:style-name="ce46" office:value-type="float" office:value="317628.8" calcext:value-type="float">
            <text:p><text:s/>317,62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69757.3333333333" calcext:value-type="float">
            <text:p><text:s/>69,757 <text:s/></text:p>
          </table:table-cell>
          <table:table-cell table:style-name="ce42" office:value-type="float" office:value="106366.391748395" calcext:value-type="float">
            <text:p><text:s/>106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553.46666666667" calcext:value-type="float">
            <text:p><text:s/>7,553 <text:s/></text:p>
          </table:table-cell>
          <table:table-cell table:style-name="ce42" office:value-type="float" office:value="30849.0666666667" calcext:value-type="float">
            <text:p><text:s/>30,8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52.8" calcext:value-type="float">
            <text:p><text:s/>1,053 <text:s/></text:p>
          </table:table-cell>
          <table:table-cell table:style-name="ce42" office:value-type="float" office:value="23797.3333333333" calcext:value-type="float">
            <text:p><text:s/>23,7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722.272251661333" calcext:value-type="float">
            <text:p><text:s/>722 <text:s/></text:p>
          </table:table-cell>
          <table:table-cell table:style-name="ce42" office:value-type="float" office:value="987.306666666666" calcext:value-type="float">
            <text:p><text:s/>9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2103.6" calcext:value-type="float">
            <text:p><text:s/>42,104 <text:s/></text:p>
          </table:table-cell>
          <table:table-cell table:style-name="ce42" office:value-type="float" office:value="122920.533333333" calcext:value-type="float">
            <text:p><text:s/>122,9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674514.66666667" calcext:value-type="float">
            <text:p><text:s/>3,674,515 <text:s/></text:p>
          </table:table-cell>
          <table:table-cell table:style-name="ce42" office:value-type="float" office:value="231450.666666667" calcext:value-type="float">
            <text:p><text:s/>231,4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3387176.8" calcext:value-type="float">
            <text:p><text:s/>3,387,17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2141.8666666667" calcext:value-type="float">
            <text:p><text:s/>42,14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245196" calcext:value-type="float">
            <text:p><text:s/>245,196 <text:s/></text:p>
          </table:table-cell>
          <table:table-cell table:style-name="ce42" office:value-type="float" office:value="231450.666666667" calcext:value-type="float">
            <text:p><text:s/>231,4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844218.666666667" calcext:value-type="float">
            <text:p><text:s/>844,219 <text:s/></text:p>
          </table:table-cell>
          <table:table-cell table:style-name="ce42" office:value-type="float" office:value="33437.8666666667" calcext:value-type="float">
            <text:p><text:s/>33,4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86" calcext:value-type="float">
            <text:p><text:s/>686 <text:s/></text:p>
          </table:table-cell>
          <table:table-cell table:style-name="ce42" office:value-type="float" office:value="2153.6" calcext:value-type="float">
            <text:p><text:s/>2,1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843532.666666667" calcext:value-type="float">
            <text:p><text:s/>843,533 <text:s/></text:p>
          </table:table-cell>
          <table:table-cell table:style-name="ce43" office:value-type="float" office:value="31284.2666666667" calcext:value-type="float">
            <text:p><text:s/>31,2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74356.4" calcext:value-type="float">
            <text:p><text:s/>474,356 <text:s/></text:p>
          </table:table-cell>
          <table:table-cell table:style-name="ce42" office:value-type="float" office:value="307830.4" calcext:value-type="float">
            <text:p><text:s/>307,8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6326.1333333333" calcext:value-type="float">
            <text:p><text:s/>76,326 <text:s/></text:p>
          </table:table-cell>
          <table:table-cell table:style-name="ce42" office:value-type="float" office:value="229685.333333333" calcext:value-type="float">
            <text:p><text:s/>229,6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597.46666666667" calcext:value-type="float">
            <text:p><text:s/>2,597 <text:s/></text:p>
          </table:table-cell>
          <table:table-cell table:style-name="ce42" office:value-type="float" office:value="5850.66666666667" calcext:value-type="float">
            <text:p><text:s/>5,8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6839.46666666667" calcext:value-type="float">
            <text:p><text:s/>6,839 <text:s/></text:p>
          </table:table-cell>
          <table:table-cell table:style-name="ce42" office:value-type="float" office:value="458.666666666667" calcext:value-type="float">
            <text:p><text:s/>4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2898.93333333333" calcext:value-type="float">
            <text:p><text:s/>2,89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0977.3333333333" calcext:value-type="float">
            <text:p><text:s/>30,977 <text:s/></text:p>
          </table:table-cell>
          <table:table-cell table:style-name="ce42" office:value-type="float" office:value="1913.6" calcext:value-type="float">
            <text:p><text:s/>1,9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35982.133333333" calcext:value-type="float">
            <text:p><text:s/>235,982 <text:s/></text:p>
          </table:table-cell>
          <table:table-cell table:style-name="ce42" office:value-type="float" office:value="949.333333333334" calcext:value-type="float">
            <text:p><text:s/>9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18734.933333333" calcext:value-type="float">
            <text:p><text:s/>118,735 <text:s/></text:p>
          </table:table-cell>
          <table:table-cell table:style-name="ce43" office:value-type="float" office:value="68972.8" calcext:value-type="float">
            <text:p><text:s/>68,97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474.666666667" calcext:value-type="float">
            <text:p><text:s/>264,475 <text:s/></text:p>
          </table:table-cell>
          <table:table-cell table:style-name="ce42" office:value-type="float" office:value="782487.777777778" calcext:value-type="float">
            <text:p><text:s/>782,488 <text:s/></text:p>
          </table:table-cell>
          <table:table-cell table:style-name="ce42" office:value-type="float" office:value="613525.833008284" calcext:value-type="float">
            <text:p><text:s/>613,5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06.6666666667" calcext:value-type="float">
            <text:p><text:s/>39,907 <text:s/></text:p>
          </table:table-cell>
          <table:table-cell table:style-name="ce42" office:value-type="float" office:value="823416.56" calcext:value-type="float">
            <text:p><text:s/>823,41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474.666666667" calcext:value-type="float">
            <text:p><text:s/>264,475 <text:s/></text:p>
          </table:table-cell>
          <table:table-cell table:style-name="ce42" office:value-type="float" office:value="782487.777777778" calcext:value-type="float">
            <text:p><text:s/>782,488 <text:s/></text:p>
          </table:table-cell>
          <table:table-cell table:style-name="ce42" office:value-type="float" office:value="613525.833008284" calcext:value-type="float">
            <text:p><text:s/>613,5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06.6666666667" calcext:value-type="float">
            <text:p><text:s/>39,907 <text:s/></text:p>
          </table:table-cell>
          <table:table-cell table:style-name="ce42" office:value-type="float" office:value="823416.56" calcext:value-type="float">
            <text:p><text:s/>823,41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25801.694691647" calcext:value-type="float">
            <text:p><text:s/>625,802 <text:s/></text:p>
          </table:table-cell>
          <table:table-cell table:style-name="ce42" office:value-type="float" office:value="25271421.4369113" calcext:value-type="float">
            <text:p><text:s/>25,271,4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94867.100998647" calcext:value-type="float">
            <text:p><text:s/>594,867 <text:s/></text:p>
          </table:table-cell>
          <table:table-cell table:style-name="ce42" office:value-type="float" office:value="20440488.1610014" calcext:value-type="float">
            <text:p><text:s/>20,440,4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923.079471" calcext:value-type="float">
            <text:p><text:s/>96,9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0934.593693" calcext:value-type="float">
            <text:p><text:s/>30,935 <text:s/></text:p>
          </table:table-cell>
          <table:table-cell table:style-name="ce42" office:value-type="float" office:value="4734010.196439" calcext:value-type="float">
            <text:p><text:s/>4,734,0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3.522363" calcext:value-type="float">
            <text:p><text:s/>3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83.522363" calcext:value-type="float">
            <text:p><text:s/>38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754807.111111111" calcext:value-type="float">
            <text:p><text:s/>754,807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205829.82037644" calcext:value-type="float">
            <text:p><text:s/>1,205,830 <text:s/></text:p>
          </table:table-cell>
          <table:table-cell table:style-name="ce41" office:value-type="float" office:value="238669.014199999" calcext:value-type="float">
            <text:p><text:s/>238,669 <text:s/></text:p>
          </table:table-cell>
          <table:table-cell table:style-name="ce41" office:value-type="float" office:value="212448.385111111" calcext:value-type="float">
            <text:p><text:s/>212,448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6220.629088888" calcext:value-type="float">
            <text:p><text:s/>26,221 <text:s/></text:p>
          </table:table-cell>
          <table:table-cell table:style-name="ce41" office:value-type="float" office:value="967160.806176444" calcext:value-type="float">
            <text:p><text:s/>967,16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209357" calcext:value-type="float">
            <text:p><text:s/>6,209,3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09357" calcext:value-type="float">
            <text:p><text:s/>6,209,3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34724.5173333333" calcext:value-type="float">
            <text:p><text:s/>34,725 <text:s/></text:p>
          </table:table-cell>
          <table:table-cell table:style-name="ce42" office:value-type="float" office:value="-49282.4826666667" calcext:value-type="float">
            <text:p><text:s/>-49,282 <text:s/></text:p>
          </table:table-cell>
          <table:table-cell table:style-name="ce42" office:value-type="float" office:value="84007" calcext:value-type="float">
            <text:p><text:s/>84,00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6929439.59377778" calcext:value-type="float">
            <text:p><text:s/>6,929,440 <text:s/></text:p>
          </table:table-cell>
          <table:table-cell table:style-name="ce43" office:value-type="float" office:value="804089.593777778" calcext:value-type="float">
            <text:p><text:s/>804,090 <text:s/></text:p>
          </table:table-cell>
          <table:table-cell table:style-name="ce43" office:value-type="float" office:value="6125350" calcext:value-type="float">
            <text:p><text:s/>6,125,350 <text:s/></text:p>
          </table:table-cell>
          <table:table-cell table:style-name="ce43" office:value-type="float" office:value="1205829.82037644" calcext:value-type="float">
            <text:p><text:s/>1,205,830 <text:s/></text:p>
          </table:table-cell>
          <table:table-cell table:style-name="ce43" office:value-type="float" office:value="238669.014199999" calcext:value-type="float">
            <text:p><text:s/>238,669 <text:s/></text:p>
          </table:table-cell>
          <table:table-cell table:style-name="ce43" office:value-type="float" office:value="212448.385111111" calcext:value-type="float">
            <text:p><text:s/>212,44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220.629088888" calcext:value-type="float">
            <text:p><text:s/>26,221 <text:s/></text:p>
          </table:table-cell>
          <table:table-cell table:style-name="ce43" office:value-type="float" office:value="967160.806176444" calcext:value-type="float">
            <text:p><text:s/>967,1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6244030" calcext:value-type="float">
            <text:p><text:s/>6,244,0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44030" calcext:value-type="float">
            <text:p><text:s/>6,244,0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-0.0000000000078" calcext:value-type="float">
            <text:p><text:s/>-0 <text:s/></text:p>
          </table:table-cell>
          <table:table-cell table:number-columns-repeated="2" table:style-name="ce43" office:value-type="float" office:value="-0.0000000000008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7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532843.9284001" calcext:value-type="float">
            <text:p><text:s/>4,532,844 <text:s/></text:p>
          </table:table-cell>
          <table:table-cell table:style-name="ce42" office:value-type="float" office:value="138387.982739236" calcext:value-type="float">
            <text:p><text:s/>138,388 <text:s/></text:p>
          </table:table-cell>
          <table:table-cell table:style-name="ce42" office:value-type="float" office:value="4394455.94566086" calcext:value-type="float">
            <text:p><text:s/>4,394,456 <text:s/></text:p>
          </table:table-cell>
          <table:table-cell table:style-name="ce42" office:value-type="float" office:value="851752.525618765" calcext:value-type="float">
            <text:p><text:s/>851,753 <text:s/></text:p>
          </table:table-cell>
          <table:table-cell table:style-name="ce42" office:value-type="float" office:value="78025.379146519" calcext:value-type="float">
            <text:p><text:s/>78,025 <text:s/></text:p>
          </table:table-cell>
          <table:table-cell table:style-name="ce42" office:value-type="float" office:value="57048.8758754049" calcext:value-type="float">
            <text:p><text:s/>57,0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976.5032711141" calcext:value-type="float">
            <text:p><text:s/>20,977 <text:s/></text:p>
          </table:table-cell>
          <table:table-cell table:style-name="ce42" office:value-type="float" office:value="773727.146472246" calcext:value-type="float">
            <text:p><text:s/>773,7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299358" calcext:value-type="float">
            <text:p><text:s/>4,299,3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99358" calcext:value-type="float">
            <text:p><text:s/>4,299,3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135966.927111111" calcext:value-type="float">
            <text:p><text:s/>135,9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7519.0012889845" calcext:value-type="float">
            <text:p><text:s/>97,519 <text:s/></text:p>
          </table:table-cell>
          <table:table-cell table:style-name="ce43" office:value-type="float" office:value="2421.05562812444" calcext:value-type="float">
            <text:p><text:s/>2,421 <text:s/></text:p>
          </table:table-cell>
          <table:table-cell table:style-name="ce43" office:value-type="float" office:value="95097.94566086" calcext:value-type="float">
            <text:p><text:s/>95,098 <text:s/></text:p>
          </table:table-cell>
          <table:table-cell table:style-name="ce43" office:value-type="float" office:value="851752.525618765" calcext:value-type="float">
            <text:p><text:s/>851,753 <text:s/></text:p>
          </table:table-cell>
          <table:table-cell table:style-name="ce43" office:value-type="float" office:value="78025.379146519" calcext:value-type="float">
            <text:p><text:s/>78,025 <text:s/></text:p>
          </table:table-cell>
          <table:table-cell table:style-name="ce43" office:value-type="float" office:value="57048.8758754049" calcext:value-type="float">
            <text:p><text:s/>57,04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976.5032711141" calcext:value-type="float">
            <text:p><text:s/>20,977 <text:s/></text:p>
          </table:table-cell>
          <table:table-cell table:style-name="ce43" office:value-type="float" office:value="773727.146472246" calcext:value-type="float">
            <text:p><text:s/>773,72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6150938.33333333" calcext:value-type="float">
            <text:p><text:s/>6,150,938 <text:s/></text:p>
          </table:table-cell>
          <table:table-cell table:style-name="ce42" office:value-type="float" office:value="555933.333333333" calcext:value-type="float">
            <text:p><text:s/>555,933 <text:s/></text:p>
          </table:table-cell>
          <table:table-cell table:style-name="ce42" office:value-type="float" office:value="5595005" calcext:value-type="float">
            <text:p><text:s/>5,595,00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150938.33333333" calcext:value-type="float">
            <text:p><text:s/>6,150,938 <text:s/></text:p>
          </table:table-cell>
          <table:table-cell table:style-name="ce43" office:value-type="float" office:value="555933.333333333" calcext:value-type="float">
            <text:p><text:s/>555,933 <text:s/></text:p>
          </table:table-cell>
          <table:table-cell table:style-name="ce43" office:value-type="float" office:value="5595005" calcext:value-type="float">
            <text:p><text:s/>5,595,0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42825.651276653" calcext:value-type="float">
            <text:p><text:s/>542,826 <text:s/></text:p>
          </table:table-cell>
          <table:table-cell table:style-name="ce42" office:value-type="float" office:value="10316.8453333333" calcext:value-type="float">
            <text:p><text:s/>10,317 <text:s/></text:p>
          </table:table-cell>
          <table:table-cell table:style-name="ce42" office:value-type="float" office:value="532508.80594332" calcext:value-type="float">
            <text:p><text:s/>532,5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42555.917054431" calcext:value-type="float">
            <text:p><text:s/>542,556 <text:s/></text:p>
          </table:table-cell>
          <table:table-cell table:style-name="ce42" office:value-type="float" office:value="10047.1111111111" calcext:value-type="float">
            <text:p><text:s/>10,047 <text:s/></text:p>
          </table:table-cell>
          <table:table-cell table:style-name="ce42" office:value-type="float" office:value="532508.80594332" calcext:value-type="float">
            <text:p><text:s/>532,5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269.734222222222" calcext:value-type="float">
            <text:p><text:s/>2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760678.34743436" calcext:value-type="float">
            <text:p><text:s/>1,760,678 <text:s/></text:p>
          </table:table-cell>
          <table:table-cell table:style-name="ce44" office:value-type="float" office:value="1211318.09903854" calcext:value-type="float">
            <text:p><text:s/>1,211,318 <text:s/></text:p>
          </table:table-cell>
          <table:table-cell table:style-name="ce44" office:value-type="float" office:value="549360.24839582" calcext:value-type="float">
            <text:p><text:s/>549,360 <text:s/></text:p>
          </table:table-cell>
          <table:table-cell table:style-name="ce44" office:value-type="float" office:value="354077.294757679" calcext:value-type="float">
            <text:p><text:s/>354,077 <text:s/></text:p>
          </table:table-cell>
          <table:table-cell table:style-name="ce44" office:value-type="float" office:value="160643.63505348" calcext:value-type="float">
            <text:p><text:s/>160,644 <text:s/></text:p>
          </table:table-cell>
          <table:table-cell table:style-name="ce44" office:value-type="float" office:value="155399.509235706" calcext:value-type="float">
            <text:p><text:s/>155,4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44.12581777387" calcext:value-type="float">
            <text:p><text:s/>5,244 <text:s/></text:p>
          </table:table-cell>
          <table:table-cell table:style-name="ce44" office:value-type="float" office:value="193433.659704199" calcext:value-type="float">
            <text:p><text:s/>193,43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720577.01410103" calcext:value-type="float">
            <text:p><text:s/>1,720,577 <text:s/></text:p>
          </table:table-cell>
          <table:table-cell table:style-name="ce44" office:value-type="float" office:value="1171216.76570521" calcext:value-type="float">
            <text:p><text:s/>1,171,217 <text:s/></text:p>
          </table:table-cell>
          <table:table-cell table:style-name="ce44" office:value-type="float" office:value="549360.24839582" calcext:value-type="float">
            <text:p><text:s/>549,360 <text:s/></text:p>
          </table:table-cell>
          <table:table-cell table:style-name="ce44" office:value-type="float" office:value="354077.294757679" calcext:value-type="float">
            <text:p><text:s/>354,077 <text:s/></text:p>
          </table:table-cell>
          <table:table-cell table:style-name="ce44" office:value-type="float" office:value="160643.63505348" calcext:value-type="float">
            <text:p><text:s/>160,644 <text:s/></text:p>
          </table:table-cell>
          <table:table-cell table:style-name="ce44" office:value-type="float" office:value="155399.509235706" calcext:value-type="float">
            <text:p><text:s/>155,40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244.12581777387" calcext:value-type="float">
            <text:p><text:s/>5,244 <text:s/></text:p>
          </table:table-cell>
          <table:table-cell table:style-name="ce44" office:value-type="float" office:value="193433.659704199" calcext:value-type="float">
            <text:p><text:s/>193,4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17377.431878807" calcext:value-type="float">
            <text:p><text:s/>817,377 <text:s/></text:p>
          </table:table-cell>
          <table:table-cell table:style-name="ce42" office:value-type="float" office:value="350718.183482987" calcext:value-type="float">
            <text:p><text:s/>350,718 <text:s/></text:p>
          </table:table-cell>
          <table:table-cell table:style-name="ce42" office:value-type="float" office:value="466659.24839582" calcext:value-type="float">
            <text:p><text:s/>466,659 <text:s/></text:p>
          </table:table-cell>
          <table:table-cell table:style-name="ce42" office:value-type="float" office:value="354077.294757679" calcext:value-type="float">
            <text:p><text:s/>354,077 <text:s/></text:p>
          </table:table-cell>
          <table:table-cell table:style-name="ce42" office:value-type="float" office:value="160643.63505348" calcext:value-type="float">
            <text:p><text:s/>160,644 <text:s/></text:p>
          </table:table-cell>
          <table:table-cell table:style-name="ce42" office:value-type="float" office:value="155399.509235706" calcext:value-type="float">
            <text:p><text:s/>155,4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44.12581777387" calcext:value-type="float">
            <text:p><text:s/>5,244 <text:s/></text:p>
          </table:table-cell>
          <table:table-cell table:style-name="ce42" office:value-type="float" office:value="193433.659704199" calcext:value-type="float">
            <text:p><text:s/>193,4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45.3333333333333" calcext:value-type="float">
            <text:p><text:s/>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30446.1834829867" calcext:value-type="float">
            <text:p><text:s/>30,446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9554.2556646461" calcext:value-type="float">
            <text:p><text:s/>19,55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8955.6666666667" calcext:value-type="float">
            <text:p><text:s/>28,956 <text:s/></text:p>
          </table:table-cell>
          <table:table-cell table:style-name="ce42" office:value-type="float" office:value="26810.6666666667" calcext:value-type="float">
            <text:p><text:s/>26,811 <text:s/></text:p>
          </table:table-cell>
          <table:table-cell table:style-name="ce42" office:value-type="float" office:value="2145" calcext:value-type="float">
            <text:p><text:s/>2,1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5457.77777777778" calcext:value-type="float">
            <text:p><text:s/>5,458 <text:s/></text:p>
          </table:table-cell>
          <table:table-cell table:style-name="ce42" office:value-type="float" office:value="0" calcext:value-type="float">
            <text:p/>
          </table:table-cell>
          <table:table-cell table:number-columns-repeated="3" table:style-name="ce42" office:value-type="float" office:value="135845.25357106" calcext:value-type="float">
            <text:p><text:s/>135,8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9522.24839582" calcext:value-type="float">
            <text:p><text:s/>59,5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522.24839582" calcext:value-type="float">
            <text:p><text:s/>59,522 <text:s/></text:p>
          </table:table-cell>
          <table:table-cell table:style-name="ce42" office:value-type="float" office:value="20.0584690453333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0584690453333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9522.24839582" calcext:value-type="float">
            <text:p><text:s/>59,5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522.24839582" calcext:value-type="float">
            <text:p><text:s/>59,522 <text:s/></text:p>
          </table:table-cell>
          <table:table-cell table:style-name="ce42" office:value-type="float" office:value="20.0584690453333" calcext:value-type="float">
            <text:p><text:s/>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.0584690453333" calcext:value-type="float">
            <text:p><text:s/>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.0584690453333" calcext:value-type="float">
            <text:p>( 2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0.0584690453333" calcext:value-type="float">
            <text:p>( 2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9522.24839582" calcext:value-type="float">
            <text:p>( 59,52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9522.24839582" calcext:value-type="float">
            <text:p>( 59,52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4600.88888888889" calcext:value-type="float">
            <text:p><text:s/>4,6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651" calcext:value-type="float">
            <text:p><text:s/>2,6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51" calcext:value-type="float">
            <text:p><text:s/>2,6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9563.33333333333" calcext:value-type="float">
            <text:p><text:s/>9,563 <text:s/></text:p>
          </table:table-cell>
          <table:table-cell table:style-name="ce46" office:value-type="float" office:value="1741.33333333333" calcext:value-type="float">
            <text:p><text:s/>1,741 <text:s/></text:p>
          </table:table-cell>
          <table:table-cell table:style-name="ce46" office:value-type="float" office:value="7822" calcext:value-type="float">
            <text:p><text:s/>7,822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09794.888888889" calcext:value-type="float">
            <text:p><text:s/>209,795 <text:s/></text:p>
          </table:table-cell>
          <table:table-cell table:style-name="ce42" office:value-type="float" office:value="177480.888888889" calcext:value-type="float">
            <text:p><text:s/>177,481 <text:s/></text:p>
          </table:table-cell>
          <table:table-cell table:style-name="ce42" office:value-type="float" office:value="32314" calcext:value-type="float">
            <text:p><text:s/>32,31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752" calcext:value-type="float">
            <text:p><text:s/>2,7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52" calcext:value-type="float">
            <text:p><text:s/>2,7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07042.888888889" calcext:value-type="float">
            <text:p><text:s/>207,043 <text:s/></text:p>
          </table:table-cell>
          <table:table-cell table:style-name="ce42" office:value-type="float" office:value="177480.888888889" calcext:value-type="float">
            <text:p><text:s/>177,481 <text:s/></text:p>
          </table:table-cell>
          <table:table-cell table:style-name="ce42" office:value-type="float" office:value="29562" calcext:value-type="float">
            <text:p><text:s/>29,5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69767.1111111111" calcext:value-type="float">
            <text:p>( 69,76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52757.3333333333" calcext:value-type="float">
            <text:p>( 52,75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81499.222222222" calcext:value-type="float">
            <text:p><text:s/>181,499 <text:s/></text:p>
          </table:table-cell>
          <table:table-cell table:style-name="ce42" office:value-type="float" office:value="9750.22222222222" calcext:value-type="float">
            <text:p><text:s/>9,750 <text:s/></text:p>
          </table:table-cell>
          <table:table-cell table:style-name="ce42" office:value-type="float" office:value="171749" calcext:value-type="float">
            <text:p><text:s/>171,7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7310.777777778" calcext:value-type="float">
            <text:p><text:s/>177,311 <text:s/></text:p>
          </table:table-cell>
          <table:table-cell table:style-name="ce42" office:value-type="float" office:value="5561.77777777778" calcext:value-type="float">
            <text:p><text:s/>5,562 <text:s/></text:p>
          </table:table-cell>
          <table:table-cell table:style-name="ce42" office:value-type="float" office:value="171749" calcext:value-type="float">
            <text:p><text:s/>171,7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4188.44444444444" calcext:value-type="float">
            <text:p><text:s/>4,1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379.555555555556" calcext:value-type="float">
            <text:p>( 38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1281.3333333333" calcext:value-type="float">
            <text:p><text:s/>21,281 <text:s/></text:p>
          </table:table-cell>
          <table:table-cell table:style-name="ce42" office:value-type="float" office:value="10989.3333333333" calcext:value-type="float">
            <text:p><text:s/>10,989 <text:s/></text:p>
          </table:table-cell>
          <table:table-cell table:style-name="ce42" office:value-type="float" office:value="10292" calcext:value-type="float">
            <text:p><text:s/>10,2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1394.66666666667" calcext:value-type="float">
            <text:p><text:s/>1,39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5308.222222222" calcext:value-type="float">
            <text:p><text:s/>225,308 <text:s/></text:p>
          </table:table-cell>
          <table:table-cell table:style-name="ce42" office:value-type="float" office:value="70398.2222222222" calcext:value-type="float">
            <text:p><text:s/>70,398 <text:s/></text:p>
          </table:table-cell>
          <table:table-cell table:style-name="ce42" office:value-type="float" office:value="154910" calcext:value-type="float">
            <text:p><text:s/>154,9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5122.4444444444" calcext:value-type="float">
            <text:p><text:s/>35,122 <text:s/></text:p>
          </table:table-cell>
          <table:table-cell table:style-name="ce42" office:value-type="float" office:value="9868.44444444445" calcext:value-type="float">
            <text:p><text:s/>9,868 <text:s/></text:p>
          </table:table-cell>
          <table:table-cell table:style-name="ce42" office:value-type="float" office:value="25254" calcext:value-type="float">
            <text:p><text:s/>25,2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734.22222222222" calcext:value-type="float">
            <text:p><text:s/>1,7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657.727052927" calcext:value-type="float">
            <text:p><text:s/>198,658 <text:s/></text:p>
          </table:table-cell>
          <table:table-cell table:style-name="ce42" office:value-type="float" office:value="5244.12581777387" calcext:value-type="float">
            <text:p><text:s/>5,2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44.12581777387" calcext:value-type="float">
            <text:p><text:s/>5,244 <text:s/></text:p>
          </table:table-cell>
          <table:table-cell table:style-name="ce42" office:value-type="float" office:value="193413.601235153" calcext:value-type="float">
            <text:p><text:s/>193,4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05231.137777778" calcext:value-type="float">
            <text:p><text:s/>205,231 <text:s/></text:p>
          </table:table-cell>
          <table:table-cell table:style-name="ce42" office:value-type="float" office:value="170630.137777778" calcext:value-type="float">
            <text:p><text:s/>170,630 <text:s/></text:p>
          </table:table-cell>
          <table:table-cell table:style-name="ce42" office:value-type="float" office:value="34601" calcext:value-type="float">
            <text:p><text:s/>34,6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69150.137777778" calcext:value-type="float">
            <text:p><text:s/>169,150 <text:s/></text:p>
          </table:table-cell>
          <table:table-cell table:style-name="ce42" office:value-type="float" office:value="145422.137777778" calcext:value-type="float">
            <text:p><text:s/>145,422 <text:s/></text:p>
          </table:table-cell>
          <table:table-cell table:style-name="ce42" office:value-type="float" office:value="23728" calcext:value-type="float">
            <text:p><text:s/>23,7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480.7777777778" calcext:value-type="float">
            <text:p><text:s/>33,481 <text:s/></text:p>
          </table:table-cell>
          <table:table-cell table:style-name="ce42" office:value-type="float" office:value="22745.7777777778" calcext:value-type="float">
            <text:p><text:s/>22,746 <text:s/></text:p>
          </table:table-cell>
          <table:table-cell table:style-name="ce42" office:value-type="float" office:value="10735" calcext:value-type="float">
            <text:p><text:s/>10,7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600.22222222222" calcext:value-type="float">
            <text:p><text:s/>2,600 <text:s/></text:p>
          </table:table-cell>
          <table:table-cell table:style-name="ce43" office:value-type="float" office:value="2462.22222222222" calcext:value-type="float">
            <text:p><text:s/>2,462 <text:s/></text:p>
          </table:table-cell>
          <table:table-cell table:style-name="ce43" office:value-type="float" office:value="138" calcext:value-type="float">
            <text:p><text:s/>13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697968.444444444" calcext:value-type="float">
            <text:p><text:s/>697,968 <text:s/></text:p>
          </table:table-cell>
          <table:table-cell table:style-name="ce44" office:value-type="float" office:value="649868.444444445" calcext:value-type="float">
            <text:p><text:s/>649,868 <text:s/></text:p>
          </table:table-cell>
          <table:table-cell table:style-name="ce44" office:value-type="float" office:value="48100" calcext:value-type="float">
            <text:p><text:s/>48,10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40101.3333333333" calcext:value-type="float">
            <text:p><text:s/>40,1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40101.3333333333" calcext:value-type="float">
            <text:p><text:s/>40,1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0518655.325235" calcext:value-type="float">
            <text:p><text:s/>20,518,655 <text:s/></text:p>
          </table:table-cell>
          <table:table-cell table:style-name="ce42" office:value-type="float" office:value="784597" calcext:value-type="float">
            <text:p><text:s/>784,597 <text:s/></text:p>
          </table:table-cell>
          <table:table-cell table:style-name="ce42" office:value-type="float" office:value="19734058.325235" calcext:value-type="float">
            <text:p><text:s/>19,734,058 <text:s/></text:p>
          </table:table-cell>
          <table:table-cell table:style-name="ce42" office:value-type="float" office:value="2309855.318852" calcext:value-type="float">
            <text:p><text:s/>2,309,855 <text:s/></text:p>
          </table:table-cell>
          <table:table-cell table:style-name="ce42" office:value-type="float" office:value="330698.364936" calcext:value-type="float">
            <text:p><text:s/>330,698 <text:s/></text:p>
          </table:table-cell>
          <table:table-cell table:style-name="ce42" office:value-type="float" office:value="234279.364936" calcext:value-type="float">
            <text:p><text:s/>234,2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419" calcext:value-type="float">
            <text:p><text:s/>96,419 <text:s/></text:p>
          </table:table-cell>
          <table:table-cell table:style-name="ce42" office:value-type="float" office:value="1979156.953916" calcext:value-type="float">
            <text:p><text:s/>1,979,1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220696.222" calcext:value-type="float">
            <text:p><text:s/>19,220,6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20696.222" calcext:value-type="float">
            <text:p><text:s/>19,220,6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756479" calcext:value-type="float">
            <text:p><text:s/>756,4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41480.103235" calcext:value-type="float">
            <text:p><text:s/>541,480 <text:s/></text:p>
          </table:table-cell>
          <table:table-cell table:style-name="ce42" office:value-type="float" office:value="28118" calcext:value-type="float">
            <text:p><text:s/>28,118 <text:s/></text:p>
          </table:table-cell>
          <table:table-cell table:style-name="ce42" office:value-type="float" office:value="513362.103235" calcext:value-type="float">
            <text:p><text:s/>513,362 <text:s/></text:p>
          </table:table-cell>
          <table:table-cell table:style-name="ce42" office:value-type="float" office:value="2309855.318852" calcext:value-type="float">
            <text:p><text:s/>2,309,855 <text:s/></text:p>
          </table:table-cell>
          <table:table-cell table:style-name="ce42" office:value-type="float" office:value="330698.364936" calcext:value-type="float">
            <text:p><text:s/>330,698 <text:s/></text:p>
          </table:table-cell>
          <table:table-cell table:style-name="ce42" office:value-type="float" office:value="234279.364936" calcext:value-type="float">
            <text:p><text:s/>234,2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419" calcext:value-type="float">
            <text:p><text:s/>96,419 <text:s/></text:p>
          </table:table-cell>
          <table:table-cell table:style-name="ce42" office:value-type="float" office:value="1979156.953916" calcext:value-type="float">
            <text:p><text:s/>1,979,1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86406.237471111" calcext:value-type="float">
            <text:p><text:s/>486,40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5.2266666666667" calcext:value-type="float">
            <text:p><text:s/>25 <text:s/></text:p>
          </table:table-cell>
          <table:table-cell table:style-name="ce41" office:value-type="float" office:value="1168.52719777778" calcext:value-type="float">
            <text:p><text:s/>1,169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0275290.7527111" calcext:value-type="float">
            <text:p><text:s/>10,275,2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275290.7527111" calcext:value-type="float">
            <text:p><text:s/>10,275,291 <text:s/></text:p>
          </table:table-cell>
          <table:table-cell table:style-name="ce43" office:value-type="float" office:value="486406.237471111" calcext:value-type="float">
            <text:p><text:s/>486,4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5.2266666666667" calcext:value-type="float">
            <text:p><text:s/>25 <text:s/></text:p>
          </table:table-cell>
          <table:table-cell table:style-name="ce43" office:value-type="float" office:value="1168.52719777778" calcext:value-type="float">
            <text:p><text:s/>1,169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" calcext:value-type="float">
            <text:p><text:s/>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0016" calcext:value-type="float">
            <text:p><text:s/>-0 <text:s/></text:p>
          </table:table-cell>
          <table:table-cell table:style-name="ce43" office:value-type="float" office:value="-6626.22135777808" calcext:value-type="float">
            <text:p><text:s/>-6,6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275290.7527111" calcext:value-type="float">
            <text:p><text:s/>10,275,291 <text:s/></text:p>
          </table:table-cell>
          <table:table-cell table:style-name="ce42" office:value-type="float" office:value="876187.646604445" calcext:value-type="float">
            <text:p><text:s/>876,1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.2266666666667" calcext:value-type="float">
            <text:p><text:s/>25 <text:s/></text:p>
          </table:table-cell>
          <table:table-cell table:style-name="ce42" office:value-type="float" office:value="1168.52719777778" calcext:value-type="float">
            <text:p><text:s/>1,169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275290.7527111" calcext:value-type="float">
            <text:p><text:s/>10,275,291 <text:s/></text:p>
          </table:table-cell>
          <table:table-cell table:style-name="ce42" office:value-type="float" office:value="876187.646604445" calcext:value-type="float">
            <text:p><text:s/>876,18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.842844444445" calcext:value-type="float">
            <text:p><text:s/>42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.2266666666667" calcext:value-type="float">
            <text:p><text:s/>25 <text:s/></text:p>
          </table:table-cell>
          <table:table-cell table:style-name="ce42" office:value-type="float" office:value="741.684353333333" calcext:value-type="float">
            <text:p><text:s/>742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9781.409133333" calcext:value-type="float">
            <text:p><text:s/>389,7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15131.0799156" calcext:value-type="float">
            <text:p><text:s/>18,015,1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9781.409133333" calcext:value-type="float">
            <text:p><text:s/>389,7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015131.0799156" calcext:value-type="float">
            <text:p><text:s/>18,015,1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26617.40960667" calcext:value-type="float">
            <text:p><text:s/>1,726,6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4.992151111111" calcext:value-type="float">
            <text:p><text:s/>2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91.05944666667" calcext:value-type="float">
            <text:p><text:s/>1,8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377.546153333" calcext:value-type="float">
            <text:p><text:s/>339,3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1075.137208889" calcext:value-type="float">
            <text:p><text:s/>761,0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2570.286666667" calcext:value-type="float">
            <text:p><text:s/>472,5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939.369791111" calcext:value-type="float">
            <text:p><text:s/>100,9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50479.0181888889" calcext:value-type="float">
            <text:p><text:s/>50,4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4550.888097778" calcext:value-type="float">
            <text:p><text:s/>774,5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520589.0035689" calcext:value-type="float">
            <text:p><text:s/>15,520,5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5520589.0035689" calcext:value-type="float">
            <text:p><text:s/>15,520,5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15812.64750445" calcext:value-type="float">
            <text:p><text:s/>8,415,8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849.31154" calcext:value-type="float">
            <text:p><text:s/>25,8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4775.508073333" calcext:value-type="float">
            <text:p><text:s/>304,77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8116.788908889" calcext:value-type="float">
            <text:p><text:s/>808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865.14922" calcext:value-type="float">
            <text:p><text:s/>28,8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927.0579" calcext:value-type="float">
            <text:p><text:s/>44,9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166.28564" calcext:value-type="float">
            <text:p><text:s/>342,1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240.4722555556" calcext:value-type="float">
            <text:p><text:s/>39,2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9116.59994444" calcext:value-type="float">
            <text:p><text:s/>2,039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6853.79258444" calcext:value-type="float">
            <text:p><text:s/>1,026,8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3248.0270933333" calcext:value-type="float">
            <text:p>( 13,24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876417.043291111" calcext:value-type="float">
            <text:p>( 876,41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4167.124348889" calcext:value-type="float">
            <text:p><text:s/>714,1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585.081908889" calcext:value-type="float">
            <text:p><text:s/>268,5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9510.6011022222" calcext:value-type="float">
            <text:p><text:s/>29,5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2124.419951111" calcext:value-type="float">
            <text:p><text:s/>232,1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119.1620844444" calcext:value-type="float">
            <text:p><text:s/>75,1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342549.156397778" calcext:value-type="float">
            <text:p><text:s/>342,5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2635.503726667" calcext:value-type="float">
            <text:p><text:s/>382,6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339.455388889" calcext:value-type="float">
            <text:p><text:s/>211,3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296.048337778" calcext:value-type="float">
            <text:p><text:s/>171,2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4414.0557444444" calcext:value-type="float">
            <text:p>( 34,41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64006.5190044444" calcext:value-type="float">
            <text:p>( 64,00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74330.00821778" calcext:value-type="float">
            <text:p><text:s/>1,174,3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81816.99668667" calcext:value-type="float">
            <text:p><text:s/>1,081,8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2513.0115311111" calcext:value-type="float">
            <text:p><text:s/>92,5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0971.5953244444" calcext:value-type="float">
            <text:p>( 50,972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8332.750373333" calcext:value-type="float">
            <text:p><text:s/>418,33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9299.221213333" calcext:value-type="float">
            <text:p><text:s/>119,2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1371.36861556" calcext:value-type="float">
            <text:p><text:s/>1,531,3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6103.98426" calcext:value-type="float">
            <text:p><text:s/>916,1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8142.828408889" calcext:value-type="float">
            <text:p><text:s/>158,1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651.3073533333" calcext:value-type="float">
            <text:p><text:s/>28,6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012.4810977778" calcext:value-type="float">
            <text:p><text:s/>64,0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274.79896" calcext:value-type="float">
            <text:p><text:s/>204,2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912.4676222222" calcext:value-type="float">
            <text:p><text:s/>51,91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815.78112" calcext:value-type="float">
            <text:p><text:s/>42,8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815.78112" calcext:value-type="float">
            <text:p><text:s/>42,8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993.521673333" calcext:value-type="float">
            <text:p><text:s/>212,9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224.925946667" calcext:value-type="float">
            <text:p><text:s/>114,2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8768.5957266667" calcext:value-type="float">
            <text:p><text:s/>98,7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41816.0233" calcext:value-type="float">
            <text:p><text:s/>3,441,8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810.10496" calcext:value-type="float">
            <text:p><text:s/>478,8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0784.486168889" calcext:value-type="float">
            <text:p><text:s/>190,7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300.8898577778" calcext:value-type="float">
            <text:p><text:s/>74,3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015.6256622222" calcext:value-type="float">
            <text:p><text:s/>56,0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4838.384682222" calcext:value-type="float">
            <text:p><text:s/>114,8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450.6459177778" calcext:value-type="float">
            <text:p><text:s/>97,4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117.06348" calcext:value-type="float">
            <text:p><text:s/>54,1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7129.286302222" calcext:value-type="float">
            <text:p><text:s/>587,1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0390.239695556" calcext:value-type="float">
            <text:p><text:s/>420,3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367979.29657333" calcext:value-type="float">
            <text:p><text:s/>1,367,97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3407151.02997111" calcext:value-type="float">
            <text:p><text:s/>3,407,1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5486422.4" calcext:value-type="float">
            <text:p><text:s/>35,486,422 <text:s/></text:p>
          </table:table-cell>
          <table:table-cell table:style-name="ce42" office:value-type="float" office:value="9169405.604" calcext:value-type="float">
            <text:p><text:s/>9,169,4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" calcext:value-type="float">
            <text:p><text:s/>264 <text:s/></text:p>
          </table:table-cell>
          <table:table-cell table:style-name="ce42" office:value-type="float" office:value="12228.773" calcext:value-type="float">
            <text:p><text:s/>12,2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5486422.4" calcext:value-type="float">
            <text:p><text:s/>35,486,422 <text:s/></text:p>
          </table:table-cell>
          <table:table-cell table:style-name="ce42" office:value-type="float" office:value="9169405.604" calcext:value-type="float">
            <text:p><text:s/>9,169,4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66.96" calcext:value-type="float">
            <text:p><text:s/>4,4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" calcext:value-type="float">
            <text:p><text:s/>264 <text:s/></text:p>
          </table:table-cell>
          <table:table-cell table:style-name="ce42" office:value-type="float" office:value="7761.813" calcext:value-type="float">
            <text:p><text:s/>7,7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90年(西元2001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81099" calcext:value-type="float">
            <text:p><text:s/>81,099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569962.92282311" calcext:value-type="float">
            <text:p><text:s/>2,569,963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919348.839656" calcext:value-type="float">
            <text:p><text:s/>103,919,349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05684.76142698" calcext:value-type="float">
            <text:p><text:s/>4,905,685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86272.4" calcext:value-type="float">
            <text:p><text:s/>2,886,272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9219.55555556" calcext:value-type="float">
            <text:p><text:s/>1,849,220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16933.362757734" calcext:value-type="float">
            <text:p><text:s/>816,933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1099" calcext:value-type="float">
            <text:p><text:s/>81,09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6031201.6827392" calcext:value-type="float">
            <text:p><text:s/>96,031,202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09740.3295222" calcext:value-type="float">
            <text:p><text:s/>10,009,740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26" calcext:value-type="float">
            <text:p><text:s/>0 <text:s/></text:p>
          </table:table-cell>
          <table:table-cell table:style-name="ce43" office:value-type="float" office:value="170485.630442221" calcext:value-type="float">
            <text:p><text:s/>170,486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658949.3912712" calcext:value-type="float">
            <text:p><text:s/>97,658,949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07047.81222222" calcext:value-type="float">
            <text:p><text:s/>4,407,048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11582.97966667" calcext:value-type="float">
            <text:p><text:s/>4,011,583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185874" calcext:value-type="float">
            <text:p><text:s/>44,185,874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225545.8393656" calcext:value-type="float">
            <text:p><text:s/>37,225,54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6.91102" calcext:value-type="float">
            <text:p><text:s/>767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8046.073777778" calcext:value-type="float">
            <text:p><text:s/>378,046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450085.77521897" calcext:value-type="float">
            <text:p><text:s/>7,450,086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80.1793333333" calcext:value-type="float">
            <text:p><text:s/>24,680 <text:s/></text:p>
          </table:table-cell>
          <table:table-cell table:style-name="ce42" office:value-type="float" office:value="78476657.8211956" calcext:value-type="float">
            <text:p><text:s/>78,476,658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80.1793333333" calcext:value-type="float">
            <text:p><text:s/>24,680 <text:s/></text:p>
          </table:table-cell>
          <table:table-cell table:style-name="ce42" office:value-type="float" office:value="70025209.7367209" calcext:value-type="float">
            <text:p><text:s/>70,025,210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451448.08447467" calcext:value-type="float">
            <text:p><text:s/>8,451,448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14068.35789466" calcext:value-type="float">
            <text:p><text:s/>5,614,068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3.39215111111" calcext:value-type="float">
            <text:p><text:s/>1,003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3112.3" calcext:value-type="float">
            <text:p><text:s/>443,112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773.916666667" calcext:value-type="float">
            <text:p><text:s/>491,774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94.20931555556" calcext:value-type="float">
            <text:p><text:s/>2,39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88436.15483355" calcext:value-type="float">
            <text:p><text:s/>3,288,436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1791.310767778" calcext:value-type="float">
            <text:p><text:s/>761,791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2570.286666667" calcext:value-type="float">
            <text:p><text:s/>472,57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939.369791111" calcext:value-type="float">
            <text:p><text:s/>100,939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2047.4177022222" calcext:value-type="float">
            <text:p><text:s/>52,047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780631.439186667" calcext:value-type="float">
            <text:p><text:s/>780,631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1099" calcext:value-type="float">
            <text:p><text:s/>81,099 <text:s/></text:p>
          </table:table-cell>
          <table:table-cell table:style-name="ce44" office:value-type="float" office:value="24680.1793333333" calcext:value-type="float">
            <text:p><text:s/>24,680 <text:s/></text:p>
          </table:table-cell>
          <table:table-cell table:style-name="ce44" office:value-type="float" office:value="60273984.3556178" calcext:value-type="float">
            <text:p><text:s/>60,273,984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1099" calcext:value-type="float">
            <text:p><text:s/>81,099 <text:s/></text:p>
          </table:table-cell>
          <table:table-cell table:style-name="ce44" office:value-type="float" office:value="24680.1793333333" calcext:value-type="float">
            <text:p><text:s/>24,680 <text:s/></text:p>
          </table:table-cell>
          <table:table-cell table:style-name="ce44" office:value-type="float" office:value="46059857.4957506" calcext:value-type="float">
            <text:p><text:s/>46,059,857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80.1793333333" calcext:value-type="float">
            <text:p><text:s/>24,680 <text:s/></text:p>
          </table:table-cell>
          <table:table-cell table:style-name="ce42" office:value-type="float" office:value="21966098.2015984" calcext:value-type="float">
            <text:p><text:s/>21,966,098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426.6448733333" calcext:value-type="float">
            <text:p><text:s/>72,427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453.4528888889" calcext:value-type="float">
            <text:p><text:s/>16,453 <text:s/></text:p>
          </table:table-cell>
          <table:table-cell table:style-name="ce42" office:value-type="float" office:value="793640.790969876" calcext:value-type="float">
            <text:p><text:s/>793,641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26.72644444445" calcext:value-type="float">
            <text:p><text:s/>8,227 <text:s/></text:p>
          </table:table-cell>
          <table:table-cell table:style-name="ce42" office:value-type="float" office:value="2213209.08197309" calcext:value-type="float">
            <text:p><text:s/>2,213,209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653.21507" calcext:value-type="float">
            <text:p><text:s/>69,653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40.03946" calcext:value-type="float">
            <text:p><text:s/>52,140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2271.83158543" calcext:value-type="float">
            <text:p><text:s/>1,212,272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642.1903855556" calcext:value-type="float">
            <text:p><text:s/>45,642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49574.30137199" calcext:value-type="float">
            <text:p><text:s/>6,049,574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30343.81571295" calcext:value-type="float">
            <text:p><text:s/>4,030,344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085543.73111702" calcext:value-type="float">
            <text:p>( 1,085,544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807611.36239593" calcext:value-type="float">
            <text:p>( 2,807,611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4420.09897814" calcext:value-type="float">
            <text:p><text:s/>1,214,420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3524.937725346" calcext:value-type="float">
            <text:p><text:s/>643,525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61285.448955556" calcext:value-type="float">
            <text:p><text:s/>161,285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3048.996766667" calcext:value-type="float">
            <text:p><text:s/>633,049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5974.634471111" calcext:value-type="float">
            <text:p><text:s/>125,975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557945.834884445" calcext:value-type="float">
            <text:p><text:s/>557,946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19342.97111778" calcext:value-type="float">
            <text:p><text:s/>2,619,343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5709.79442333" calcext:value-type="float">
            <text:p><text:s/>1,875,710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3633.176694444" calcext:value-type="float">
            <text:p><text:s/>743,633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9039.400075556" calcext:value-type="float">
            <text:p>( 119,039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124664.743987778" calcext:value-type="float">
            <text:p>( 124,665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01771.58951111" calcext:value-type="float">
            <text:p><text:s/>3,401,772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5800.38872778" calcext:value-type="float">
            <text:p><text:s/>3,185,800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5971.200783333" calcext:value-type="float">
            <text:p><text:s/>215,971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6168.1106466667" calcext:value-type="float">
            <text:p>( 76,168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1807.446253333" calcext:value-type="float">
            <text:p><text:s/>551,807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41579.43631" calcext:value-type="float">
            <text:p><text:s/>441,579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8370.33755674" calcext:value-type="float">
            <text:p><text:s/>1,958,370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6103.98426" calcext:value-type="float">
            <text:p><text:s/>916,104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145.032071111" calcext:value-type="float">
            <text:p><text:s/>244,145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51.3073533333" calcext:value-type="float">
            <text:p><text:s/>28,651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2931.188263333" calcext:value-type="float">
            <text:p><text:s/>272,931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683.704931255" calcext:value-type="float">
            <text:p><text:s/>404,68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287.626418889" calcext:value-type="float">
            <text:p><text:s/>217,288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85064.4811656" calcext:value-type="float">
            <text:p><text:s/>12,485,064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7256.444444444" calcext:value-type="float">
            <text:p><text:s/>307,256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16203.7222678" calcext:value-type="float">
            <text:p><text:s/>11,616,204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957.6477866667" calcext:value-type="float">
            <text:p><text:s/>84,958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6646.666666667" calcext:value-type="float">
            <text:p><text:s/>476,647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0761.09226556" calcext:value-type="float">
            <text:p><text:s/>1,090,761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175.563205556" calcext:value-type="float">
            <text:p><text:s/>117,176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3585.52906" calcext:value-type="float">
            <text:p><text:s/>973,586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432.97" calcext:value-type="float">
            <text:p><text:s/>2,4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75717.10732556" calcext:value-type="float">
            <text:p><text:s/>4,775,717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8810.10496" calcext:value-type="float">
            <text:p><text:s/>478,810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2812.677201111" calcext:value-type="float">
            <text:p><text:s/>782,813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823.6343022222" calcext:value-type="float">
            <text:p><text:s/>82,824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322.5062022222" calcext:value-type="float">
            <text:p><text:s/>63,323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298.851348889" calcext:value-type="float">
            <text:p><text:s/>124,299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127.333394444" calcext:value-type="float">
            <text:p><text:s/>131,127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117.06348" calcext:value-type="float">
            <text:p><text:s/>54,117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129.286302222" calcext:value-type="float">
            <text:p><text:s/>587,129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432.97" calcext:value-type="float">
            <text:p><text:s/>2,4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0159.096798889" calcext:value-type="float">
            <text:p><text:s/>910,159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561116.55333556" calcext:value-type="float">
            <text:p><text:s/>1,561,117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8666.03" calcext:value-type="float">
            <text:p><text:s/>78,66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742216.61339556" calcext:value-type="float">
            <text:p><text:s/>5,742,217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14126.8598672" calcext:value-type="float">
            <text:p><text:s/>14,214,127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14126.8598672" calcext:value-type="float">
            <text:p><text:s/>14,214,127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1389741.6113033" calcext:value-type="float">
            <text:p>( 11,389,742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530476.533978" calcext:value-type="float">
            <text:p><text:s/>188,530,477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074518.721" calcext:value-type="float">
            <text:p><text:s/>156,074,519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25.813" calcext:value-type="float">
            <text:p><text:s/>8,026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8958.999997" calcext:value-type="float">
            <text:p><text:s/>1,498,959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48972.999981" calcext:value-type="float">
            <text:p><text:s/>30,948,973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591" calcext:value-type="float">
            <text:p><text:s/>294,591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4591" calcext:value-type="float">
            <text:p><text:s/>294,591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